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3.662cm"/>
    </style:style>
    <style:style style:name="co5" style:family="table-column">
      <style:table-column-properties fo:break-before="auto" style:column-width="6.909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9.156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4.05cm"/>
    </style:style>
    <style:style style:name="co13" style:family="table-column">
      <style:table-column-properties fo:break-before="auto" style:column-width="4.44cm"/>
    </style:style>
    <style:style style:name="co14" style:family="table-column">
      <style:table-column-properties fo:break-before="auto" style:column-width="5.715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4.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7"/>
    <style:style style:name="ce9" style:family="table-cell" style:parent-style-name="Default" style:data-style-name="N117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0"/>
    <style:style style:name="ce11" style:family="table-cell" style:parent-style-name="Default" style:data-style-name="N117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0.002cm solid #000000" fo:border-left="none" fo:border-right="none" fo:border-top="none"/>
    </style:style>
    <style:style style:name="ce14" style:family="table-cell" style:parent-style-name="Default" style:data-style-name="N118">
      <style:table-cell-properties fo:border-bottom="0.002cm solid #000000" fo:border-left="none" fo:border-right="none" fo:border-top="none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 style:data-style-name="N107">
      <style:table-cell-properties fo:border-bottom="none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117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07">
      <style:table-cell-properties fo:border-bottom="0.002cm solid #000000" fo:border-left="none" fo:border-right="none" fo:border-top="0.002cm solid #000000"/>
    </style:style>
    <style:style style:name="ce26" style:family="table-cell" style:parent-style-name="Default" style:data-style-name="N2"/>
    <style:style style:name="ce27" style:family="table-cell" style:parent-style-name="Default" style:data-style-name="N118"/>
    <style:style style:name="ce2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none"/>
    </style:style>
  </office:automatic-styles>
  <office:body>
    <office:spreadsheet>
      <table:table table:name="tehtävä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default-cell-style-name="ce12"/>
        <table:table-column table:style-name="co2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" office:value-type="float" office:value="2">
            <text:p>2</text:p>
          </table:table-cell>
          <table:table-cell table:number-columns-repeated="3"/>
          <table:table-cell table:style-name="ce2" office:value-type="float" office:value="3">
            <text:p>3</text:p>
          </table:table-cell>
          <table:table-cell table:style-name="ce15" office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>
            <text:p>Strömsdal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office:value-type="string">
            <text:p>Dupoint-analyys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office:value-type="string">
            <text:p>Trendianalyysi</text:p>
          </table:table-cell>
          <table:table-cell table:number-columns-repeated="2"/>
          <table:table-cell office:value-type="string">
            <text:p>'</text:p>
          </table:table-cell>
          <table:table-cell table:number-columns-repeated="4"/>
          <table:table-cell office:value-type="string">
            <text:p>Liikevoitto%</text:p>
          </table:table-cell>
          <table:table-cell table:style-name="ce16" office:value-type="string">
            <text:p>=</text:p>
          </table:table-cell>
          <table:table-cell table:style-name="ce4" office:value-type="string">
            <text:p>liikevoitto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>
            <text:p>prosenttimuotoinen</text:p>
          </table:table-cell>
          <table:table-cell table:style-name="Default"/>
          <table:table-cell/>
          <table:table-cell table:style-name="Default"/>
          <table:table-cell table:number-columns-repeated="9"/>
          <table:table-cell office:value-type="string">
            <text:p>liiketoiminnan tuotot yhteensä</text:p>
          </table:table-cell>
          <table:table-cell table:number-columns-repeated="4"/>
        </table:table-row>
        <table:table-row table:style-name="ro1">
          <table:table-cell table:style-name="ce2" office:value-type="string">
            <text:p>TULOSLASKELMA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table:style-name="Default" office:value-type="float" office:value="2002">
            <text:p>2002</text:p>
          </table:table-cell>
          <table:table-cell table:style-name="Default" office:value-type="float" office:value="2001">
            <text:p>2001</text:p>
          </table:table-cell>
          <table:table-cell/>
          <table:table-cell table:style-name="Default"/>
          <table:table-cell office:value-type="float" office:value="2001">
            <text:p>2001</text:p>
          </table:table-cell>
          <table:table-cell table:number-columns-repeated="2"/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Default" table:number-columns-repeated="2"/>
          <table:table-cell/>
          <table:table-cell table:style-name="ce12"/>
          <table:table-cell table:number-columns-repeated="8"/>
          <table:table-cell table:style-name="ce16" office:value-type="string">
            <text:p>=</text:p>
          </table:table-cell>
          <table:table-cell table:style-name="ce7" office:value-type="currency" office:currency="EUR" office:value="500000">
            <text:p>500 000,00 €</text:p>
          </table:table-cell>
          <table:table-cell table:number-columns-repeated="4"/>
        </table:table-row>
        <table:table-row table:style-name="ro1">
          <table:table-cell office:value-type="string">
            <text:p>LIIKEVAIHTO</text:p>
          </table:table-cell>
          <table:table-cell table:style-name="ce6" office:value-type="currency" office:currency="EUR" office:value="56572">
            <text:p>56 572,00 €</text:p>
          </table:table-cell>
          <table:table-cell table:style-name="ce6" office:value-type="currency" office:currency="EUR" office:value="51154">
            <text:p>51 154,00 €</text:p>
          </table:table-cell>
          <table:table-cell table:style-name="ce6" office:value-type="currency" office:currency="EUR" office:value="56572">
            <text:p>56 572,00 €</text:p>
          </table:table-cell>
          <table:table-cell table:style-name="ce6" office:value-type="currency" office:currency="EUR" office:value="51154">
            <text:p>51 154,00 €</text:p>
          </table:table-cell>
          <table:table-cell/>
          <table:table-cell table:formula="of:=[.B7]/[.H7]" office:value-type="percentage" office:value="1.10591547093091">
            <text:p>110,6%</text:p>
          </table:table-cell>
          <table:table-cell table:style-name="ce6" office:value-type="currency" office:currency="EUR" office:value="51154">
            <text:p>51 154,00 €</text:p>
          </table:table-cell>
          <table:table-cell/>
          <table:table-cell office:value-type="string">
            <text:p>LIIKEVAIHTO</text:p>
          </table:table-cell>
          <table:table-cell table:style-name="ce6" office:value-type="currency" office:currency="EUR" office:value="56572">
            <text:p>56 572,00 €</text:p>
          </table:table-cell>
          <table:table-cell table:style-name="ce6" office:value-type="currency" office:currency="EUR" office:value="51154">
            <text:p>51 154,00 €</text:p>
          </table:table-cell>
          <table:table-cell table:number-columns-repeated="4"/>
          <table:table-cell table:style-name="ce6" office:value-type="currency" office:currency="EUR" office:value="4500000">
            <text:p>4 500 000,00 €</text:p>
          </table:table-cell>
          <table:table-cell table:number-columns-repeated="4"/>
        </table:table-row>
        <table:table-row table:style-name="ro1">
          <table:table-cell office:value-type="string">
            <text:p>varastojen muutos (lisäys+)</text:p>
          </table:table-cell>
          <table:table-cell table:style-name="ce6" office:value-type="currency" office:currency="EUR" office:value="48">
            <text:p>48,00 €</text:p>
          </table:table-cell>
          <table:table-cell table:style-name="ce6" office:value-type="currency" office:currency="EUR" office:value="210">
            <text:p>210,00 €</text:p>
          </table:table-cell>
          <table:table-cell table:formula="of:=[.B8]/[.B7]" office:value-type="percentage" office:value="0.000848476278017394">
            <text:p>0,1%</text:p>
          </table:table-cell>
          <table:table-cell table:formula="of:=[.C8]/[.$C$7]" office:value-type="percentage" office:value="0.00410525081127576">
            <text:p>0,41%</text:p>
          </table:table-cell>
          <table:table-cell/>
          <table:table-cell table:formula="of:=[.B8]/[.H8]" office:value-type="percentage" office:value="0.228571428571429">
            <text:p>22,9%</text:p>
          </table:table-cell>
          <table:table-cell table:style-name="ce6" office:value-type="currency" office:currency="EUR" office:value="210">
            <text:p>210,00 €</text:p>
          </table:table-cell>
          <table:table-cell table:number-columns-repeated="13"/>
        </table:table-row>
        <table:table-row table:style-name="ro1">
          <table:table-cell table:style-name="ce3" office:value-type="string">
            <text:p>liiketoiminnan muut tuotot</text:p>
          </table:table-cell>
          <table:table-cell table:style-name="ce7" office:value-type="currency" office:currency="EUR" office:value="265">
            <text:p>265,00 €</text:p>
          </table:table-cell>
          <table:table-cell table:style-name="ce7" office:value-type="currency" office:currency="EUR" office:value="271">
            <text:p>271,00 €</text:p>
          </table:table-cell>
          <table:table-cell table:formula="of:=[.B9]/[.$B$7]" office:value-type="percentage" office:value="0.00468429611822103">
            <text:p>0,5%</text:p>
          </table:table-cell>
          <table:table-cell table:formula="of:=[.C9]/[.$C$7]" office:value-type="percentage" office:value="0.00529772842788443">
            <text:p>0,53%</text:p>
          </table:table-cell>
          <table:table-cell/>
          <table:table-cell table:formula="of:=[.B9]/[.H9]" office:value-type="percentage" office:value="0.977859778597786">
            <text:p>97,8%</text:p>
          </table:table-cell>
          <table:table-cell table:style-name="ce7" office:value-type="currency" office:currency="EUR" office:value="271">
            <text:p>271,00 €</text:p>
          </table:table-cell>
          <table:table-cell/>
          <table:table-cell office:value-type="string">
            <text:p>materiaalit ja palvelut</text:p>
          </table:table-cell>
          <table:table-cell table:style-name="ce6" office:value-type="currency" office:currency="EUR" office:value="34078">
            <text:p>34 078,00 €</text:p>
          </table:table-cell>
          <table:table-cell table:style-name="ce6" office:value-type="currency" office:currency="EUR" office:value="32144">
            <text:p>32 144,00 €</text:p>
          </table:table-cell>
          <table:table-cell table:number-columns-repeated="3"/>
          <table:table-cell table:style-name="ce16" office:value-type="string">
            <text:p>=</text:p>
          </table:table-cell>
          <table:table-cell table:style-name="ce12" table:formula="of:=[.Q6]/[.Q7]" office:value-type="percentage" office:value="0.111111111111111">
            <text:p>11,11%</text:p>
          </table:table-cell>
          <table:table-cell table:number-columns-repeated="4"/>
        </table:table-row>
        <table:table-row table:style-name="ro1">
          <table:table-cell office:value-type="string">
            <text:p>tulot yhteensä</text:p>
          </table:table-cell>
          <table:table-cell table:style-name="ce6" office:value-type="currency" office:currency="EUR" office:value="56885">
            <text:p>56 885,00 €</text:p>
          </table:table-cell>
          <table:table-cell table:style-name="ce6" office:value-type="currency" office:currency="EUR" office:value="51635">
            <text:p>51 635,00 €</text:p>
          </table:table-cell>
          <table:table-cell table:formula="of:=[.B10]/[.$B$7]" office:value-type="percentage" office:value="1.00553277239624">
            <text:p>100,6%</text:p>
          </table:table-cell>
          <table:table-cell table:formula="of:=[.C10]/[.$C$7]" office:value-type="percentage" office:value="1.00940297923916">
            <text:p>100,94%</text:p>
          </table:table-cell>
          <table:table-cell/>
          <table:table-cell table:formula="of:=[.B10]/[.H10]" office:value-type="percentage" office:value="1.10167522029631">
            <text:p>110,2%</text:p>
          </table:table-cell>
          <table:table-cell table:style-name="ce6" office:value-type="currency" office:currency="EUR" office:value="51635">
            <text:p>51 635,00 €</text:p>
          </table:table-cell>
          <table:table-cell/>
          <table:table-cell office:value-type="string">
            <text:p>henkilöstökulut</text:p>
          </table:table-cell>
          <table:table-cell table:style-name="ce6" office:value-type="currency" office:currency="EUR" office:value="11090">
            <text:p>11 090,00 €</text:p>
          </table:table-cell>
          <table:table-cell table:style-name="ce6" office:value-type="currency" office:currency="EUR" office:value="9686">
            <text:p>9 686,00 €</text:p>
          </table:table-cell>
          <table:table-cell table:number-columns-repeated="9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6"/>
          <table:table-cell/>
          <table:table-cell office:value-type="string">
            <text:p>poistot ja arvonalentumiset</text:p>
          </table:table-cell>
          <table:table-cell table:style-name="ce6" office:value-type="currency" office:currency="EUR" office:value="2664">
            <text:p>2 664,00 €</text:p>
          </table:table-cell>
          <table:table-cell table:style-name="ce6" office:value-type="currency" office:currency="EUR" office:value="2708">
            <text:p>2 708,00 €</text:p>
          </table:table-cell>
          <table:table-cell table:number-columns-repeated="9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6"/>
          <table:table-cell/>
          <table:table-cell table:style-name="ce3" office:value-type="string">
            <text:p>liiketoiminan muut kulut</text:p>
          </table:table-cell>
          <table:table-cell table:style-name="ce7" office:value-type="currency" office:currency="EUR" office:value="4768">
            <text:p>4 768,00 €</text:p>
          </table:table-cell>
          <table:table-cell table:style-name="ce7" office:value-type="currency" office:currency="EUR" office:value="4148">
            <text:p>4 148,00 €</text:p>
          </table:table-cell>
          <table:table-cell table:number-columns-repeated="2"/>
          <table:table-cell office:value-type="string">
            <text:p>koko pääoman tuotto %</text:p>
          </table:table-cell>
          <table:table-cell table:number-columns-repeated="6"/>
        </table:table-row>
        <table:table-row table:style-name="ro1">
          <table:table-cell office:value-type="string">
            <text:p>materiaalit ja palvelut</text:p>
          </table:table-cell>
          <table:table-cell table:style-name="ce6" office:value-type="currency" office:currency="EUR" office:value="34078">
            <text:p>34 078,00 €</text:p>
          </table:table-cell>
          <table:table-cell table:style-name="ce6" office:value-type="currency" office:currency="EUR" office:value="32144">
            <text:p>32 144,00 €</text:p>
          </table:table-cell>
          <table:table-cell table:style-name="ce9" table:formula="of:=[.B13]/[.$B$7]" office:value-type="percentage" office:value="0.602382804214099">
            <text:p>60,2%</text:p>
          </table:table-cell>
          <table:table-cell table:formula="of:=[.C13]/[.$C$7]" office:value-type="percentage" office:value="0.628377057512609">
            <text:p>62,84%</text:p>
          </table:table-cell>
          <table:table-cell/>
          <table:table-cell table:formula="of:=[.B13]/[.H13]" office:value-type="percentage" office:value="1.06016674962668">
            <text:p>106,0%</text:p>
          </table:table-cell>
          <table:table-cell table:style-name="ce6" office:value-type="currency" office:currency="EUR" office:value="32144">
            <text:p>32 144,00 €</text:p>
          </table:table-cell>
          <table:table-cell/>
          <table:table-cell office:value-type="string">
            <text:p>KAIKKI KULUT</text:p>
          </table:table-cell>
          <table:table-cell table:style-name="ce6" table:formula="of:=SUM([.K9:.K12])" office:value-type="currency" office:currency="EUR" office:value="52600">
            <text:p>52 600,00 €</text:p>
          </table:table-cell>
          <table:table-cell table:style-name="ce6" table:formula="of:=SUM([.L9:.L12])" office:value-type="currency" office:currency="EUR" office:value="48686">
            <text:p>48 686,00 €</text:p>
          </table:table-cell>
          <table:table-cell table:number-columns-repeated="9"/>
        </table:table-row>
        <table:table-row table:style-name="ro1">
          <table:table-cell office:value-type="string">
            <text:p>henkilöstökulut</text:p>
          </table:table-cell>
          <table:table-cell table:style-name="ce6" office:value-type="currency" office:currency="EUR" office:value="11090">
            <text:p>11 090,00 €</text:p>
          </table:table-cell>
          <table:table-cell table:style-name="ce6" office:value-type="currency" office:currency="EUR" office:value="9686">
            <text:p>9 686,00 €</text:p>
          </table:table-cell>
          <table:table-cell table:formula="of:=[.B14]/[.$B$7]" office:value-type="percentage" office:value="0.196033373400269">
            <text:p>19,6%</text:p>
          </table:table-cell>
          <table:table-cell table:formula="of:=[.C14]/[.$C$7]" office:value-type="percentage" office:value="0.189349806466747">
            <text:p>18,93%</text:p>
          </table:table-cell>
          <table:table-cell/>
          <table:table-cell table:formula="of:=[.B14]/[.H14]" office:value-type="percentage" office:value="1.14495147635763">
            <text:p>114,5%</text:p>
          </table:table-cell>
          <table:table-cell table:style-name="ce6" office:value-type="currency" office:currency="EUR" office:value="9686">
            <text:p>9 686,00 €</text:p>
          </table:table-cell>
          <table:table-cell table:number-columns-repeated="7"/>
          <table:table-cell table:style-name="ce16" office:value-type="string">
            <text:p>=</text:p>
          </table:table-cell>
          <table:table-cell table:style-name="ce4" office:value-type="string">
            <text:p>Operatiivisen liiketoiminnan tulos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poistot ja arvonalentumiset</text:p>
          </table:table-cell>
          <table:table-cell table:style-name="ce6" office:value-type="currency" office:currency="EUR" office:value="2664">
            <text:p>2 664,00 €</text:p>
          </table:table-cell>
          <table:table-cell table:style-name="ce6" office:value-type="currency" office:currency="EUR" office:value="2708">
            <text:p>2 708,00 €</text:p>
          </table:table-cell>
          <table:table-cell table:formula="of:=[.B15]/[.$B$7]" office:value-type="percentage" office:value="0.0470904334299654">
            <text:p>4,7%</text:p>
          </table:table-cell>
          <table:table-cell table:formula="of:=[.C15]/[.$C$7]" office:value-type="percentage" office:value="0.0529381866520702">
            <text:p>5,29%</text:p>
          </table:table-cell>
          <table:table-cell/>
          <table:table-cell table:formula="of:=[.B15]/[.H15]" office:value-type="percentage" office:value="0.983751846381093">
            <text:p>98,4%</text:p>
          </table:table-cell>
          <table:table-cell table:style-name="ce6" office:value-type="currency" office:currency="EUR" office:value="2708">
            <text:p>2 708,00 €</text:p>
          </table:table-cell>
          <table:table-cell table:number-columns-repeated="8"/>
          <table:table-cell office:value-type="string">
            <text:p>koko pääoma</text:p>
          </table:table-cell>
          <table:table-cell table:number-columns-repeated="4"/>
        </table:table-row>
        <table:table-row table:style-name="ro1">
          <table:table-cell table:style-name="ce3" office:value-type="string">
            <text:p>liiketoiminan muut kulut</text:p>
          </table:table-cell>
          <table:table-cell table:style-name="ce7" office:value-type="currency" office:currency="EUR" office:value="4768">
            <text:p>4 768,00 €</text:p>
          </table:table-cell>
          <table:table-cell table:style-name="ce7" office:value-type="currency" office:currency="EUR" office:value="4148">
            <text:p>4 148,00 €</text:p>
          </table:table-cell>
          <table:table-cell table:formula="of:=[.B16]/[.$B$7]" office:value-type="percentage" office:value="0.0842819769497278">
            <text:p>8,4%</text:p>
          </table:table-cell>
          <table:table-cell table:formula="of:=[.C16]/[.$C$7]" office:value-type="percentage" office:value="0.0810884779293897">
            <text:p>8,11%</text:p>
          </table:table-cell>
          <table:table-cell/>
          <table:table-cell table:formula="of:=[.B16]/[.H16]" office:value-type="percentage" office:value="1.14946962391514">
            <text:p>114,9%</text:p>
          </table:table-cell>
          <table:table-cell table:style-name="ce7" office:value-type="currency" office:currency="EUR" office:value="4148">
            <text:p>4 148,00 €</text:p>
          </table:table-cell>
          <table:table-cell/>
          <table:table-cell table:style-name="ce4" office:value-type="string">
            <text:p>Pääoman kiertonopeus</text:p>
          </table:table-cell>
          <table:table-cell table:style-name="ce14" table:formula="of:=[.K7]/[.B46]" office:value-type="float" office:value="1.39329606186735">
            <text:p>1,4</text:p>
          </table:table-cell>
          <table:table-cell table:style-name="ce14" table:formula="of:=[.L7]/[.C46]" office:value-type="float" office:value="1.25654630311963">
            <text:p>1,3</text:p>
          </table:table-cell>
          <table:table-cell table:number-columns-repeated="9"/>
        </table:table-row>
        <table:table-row table:style-name="ro1">
          <table:table-cell office:value-type="string">
            <text:p>LIIKEVOITTO</text:p>
          </table:table-cell>
          <table:table-cell table:style-name="ce6" office:value-type="currency" office:currency="EUR" office:value="4285">
            <text:p>4 285,00 €</text:p>
          </table:table-cell>
          <table:table-cell table:style-name="ce6" office:value-type="currency" office:currency="EUR" office:value="2949">
            <text:p>2 949,00 €</text:p>
          </table:table-cell>
          <table:table-cell table:formula="of:=[.B17]/[.$B$7]" office:value-type="percentage" office:value="0.0757441844021778">
            <text:p>7,6%</text:p>
          </table:table-cell>
          <table:table-cell table:formula="of:=[.C17]/[.$C$7]" office:value-type="percentage" office:value="0.0576494506783438">
            <text:p>5,76%</text:p>
          </table:table-cell>
          <table:table-cell/>
          <table:table-cell table:formula="of:=[.B17]/[.H17]" office:value-type="percentage" office:value="1.45303492709393">
            <text:p>145,3%</text:p>
          </table:table-cell>
          <table:table-cell table:style-name="ce6" office:value-type="currency" office:currency="EUR" office:value="2949">
            <text:p>2 949,00 €</text:p>
          </table:table-cell>
          <table:table-cell table:number-columns-repeated="7"/>
          <table:table-cell table:style-name="ce16" office:value-type="string">
            <text:p>=</text:p>
          </table:table-cell>
          <table:table-cell table:style-name="ce17" office:value-type="string">
            <text:p>Nettotulos + rahoituskulut + verot</text:p>
          </table:table-cell>
          <table:table-cell table:style-name="ce16"/>
          <table:table-cell table:style-name="ce16" office:value-type="string">
            <text:p>*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6"/>
          <table:table-cell/>
          <table:table-cell table:style-name="ce4" office:value-type="string">
            <text:p>koko pääoman tuotto%</text:p>
          </table:table-cell>
          <table:table-cell table:style-name="ce11" table:formula="of:=[.B17]/[.B46]" office:value-type="percentage" office:value="0.105534073836909">
            <text:p>10,6%</text:p>
          </table:table-cell>
          <table:table-cell table:style-name="ce11" table:formula="of:=[.C17]/[.C46]" office:value-type="percentage" office:value="0.0724392041267502">
            <text:p>7,2%</text:p>
          </table:table-cell>
          <table:table-cell table:number-columns-repeated="4"/>
          <table:table-cell table:style-name="ce16" office:value-type="string">
            <text:p>taseen loppusumma</text:p>
          </table:table-cell>
          <table:table-cell table:number-columns-repeated="4"/>
        </table:table-row>
        <table:table-row table:style-name="ro1">
          <table:table-cell office:value-type="string">
            <text:p>osuus osakkuusyhtiöiden tuloksista</text:p>
          </table:table-cell>
          <table:table-cell table:style-name="ce6" office:value-type="currency" office:currency="EUR" office:value="-52">
            <text:p>-52,00 €</text:p>
          </table:table-cell>
          <table:table-cell table:style-name="ce6" office:value-type="currency" office:currency="EUR" office:value="-9">
            <text:p>-9,00 €</text:p>
          </table:table-cell>
          <table:table-cell table:formula="of:=[.B19]/[.$B$7]" office:value-type="percentage" office:value="-0.000919182634518843">
            <text:p>-0,1%</text:p>
          </table:table-cell>
          <table:table-cell table:formula="of:=[.C19]/[.$C$7]" office:value-type="percentage" office:value="-0.000175939320483247">
            <text:p>-0,02%</text:p>
          </table:table-cell>
          <table:table-cell/>
          <table:table-cell table:formula="of:=[.B19]/[.H19]" office:value-type="percentage" office:value="5.77777777777778">
            <text:p>577,8%</text:p>
          </table:table-cell>
          <table:table-cell table:style-name="ce6" office:value-type="currency" office:currency="EUR" office:value="-9">
            <text:p>-9,00 €</text:p>
          </table:table-cell>
          <table:table-cell table:number-columns-repeated="13"/>
        </table:table-row>
        <table:table-row table:style-name="ro1">
          <table:table-cell table:style-name="ce4" office:value-type="string">
            <text:p>rahoitustuotta ja – kulut </text:p>
          </table:table-cell>
          <table:table-cell table:style-name="ce7" office:value-type="currency" office:currency="EUR" office:value="-1419">
            <text:p>-1 419,00 €</text:p>
          </table:table-cell>
          <table:table-cell table:style-name="ce7" office:value-type="currency" office:currency="EUR" office:value="-1901">
            <text:p>-1 901,00 €</text:p>
          </table:table-cell>
          <table:table-cell table:formula="of:=[.B20]/[.$B$7]" office:value-type="percentage" office:value="-0.0250830799688892">
            <text:p>-2,5%</text:p>
          </table:table-cell>
          <table:table-cell table:formula="of:=[.C20]/[.$C$7]" office:value-type="percentage" office:value="-0.0371622942487391">
            <text:p>-3,72%</text:p>
          </table:table-cell>
          <table:table-cell/>
          <table:table-cell table:formula="of:=[.B20]/[.H20]" office:value-type="percentage" office:value="0.746449237243556">
            <text:p>74,6%</text:p>
          </table:table-cell>
          <table:table-cell table:style-name="ce7" office:value-type="currency" office:currency="EUR" office:value="-1901">
            <text:p>-1 901,00 €</text:p>
          </table:table-cell>
          <table:table-cell/>
          <table:table-cell office:value-type="string">
            <text:p>liikevoitto%</text:p>
          </table:table-cell>
          <table:table-cell table:style-name="ce8" table:formula="of:=[.B17]/[.B7]" office:value-type="percentage" office:value="0.0757441844021778">
            <text:p>7,6%</text:p>
          </table:table-cell>
          <table:table-cell table:style-name="ce8" table:formula="of:=[.C17]/[.C7]" office:value-type="percentage" office:value="0.0576494506783438">
            <text:p>5,8%</text:p>
          </table:table-cell>
          <table:table-cell table:number-columns-repeated="3"/>
          <table:table-cell table:style-name="ce16" office:value-type="string">
            <text:p>=</text:p>
          </table:table-cell>
          <table:table-cell table:style-name="ce18" table:formula="of:=250000+100000+150000" office:value-type="currency" office:currency="EUR" office:value="500000">
            <text:p>500 000,00 €</text:p>
          </table:table-cell>
          <table:table-cell table:style-name="ce16" office:value-type="string">
            <text:p>=</text:p>
          </table:table-cell>
          <table:table-cell table:style-name="ce12" table:formula="of:=[.Q20]/[.Q21]" office:value-type="percentage" office:value="0.25">
            <text:p>25,00%</text:p>
          </table:table-cell>
          <table:table-cell table:number-columns-repeated="2"/>
        </table:table-row>
        <table:table-row table:style-name="ro1">
          <table:table-cell office:value-type="string">
            <text:p>VOITTO ENNEN SATUNNAISIA ERIÄ</text:p>
          </table:table-cell>
          <table:table-cell table:style-name="ce6" office:value-type="currency" office:currency="EUR" office:value="2814">
            <text:p>2 814,00 €</text:p>
          </table:table-cell>
          <table:table-cell table:style-name="ce6" office:value-type="currency" office:currency="EUR" office:value="1039">
            <text:p>1 039,00 €</text:p>
          </table:table-cell>
          <table:table-cell table:formula="of:=[.B21]/[.$B$7]" office:value-type="percentage" office:value="0.0497419217987697">
            <text:p>5,0%</text:p>
          </table:table-cell>
          <table:table-cell table:formula="of:=[.C21]/[.$C$7]" office:value-type="percentage" office:value="0.0203112171091215">
            <text:p>2,03%</text:p>
          </table:table-cell>
          <table:table-cell/>
          <table:table-cell table:formula="of:=[.B21]/[.H21]" office:value-type="percentage" office:value="2.70837343599615">
            <text:p>270,8%</text:p>
          </table:table-cell>
          <table:table-cell table:style-name="ce6" office:value-type="currency" office:currency="EUR" office:value="1039">
            <text:p>1 039,00 €</text:p>
          </table:table-cell>
          <table:table-cell table:number-columns-repeated="8"/>
          <table:table-cell table:style-name="ce19" office:value-type="currency" office:currency="EUR" office:value="2000000">
            <text:p>2 000 000,00 €</text:p>
          </table:table-cell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13"/>
        </table:table-row>
        <table:table-row table:style-name="ro1">
          <table:table-cell table:style-name="ce4" office:value-type="string">
            <text:p>satunnaiset erät</text:p>
          </table:table-cell>
          <table:table-cell table:style-name="ce7" office:value-type="currency" office:currency="EUR" office:value="0">
            <text:p>0,00 €</text:p>
          </table:table-cell>
          <table:table-cell table:style-name="ce7" office:value-type="currency" office:currency="EUR" office:value="1">
            <text:p>1,00 €</text:p>
          </table:table-cell>
          <table:table-cell table:formula="of:=[.B23]/[.$B$7]" office:value-type="percentage" office:value="0">
            <text:p>0,0%</text:p>
          </table:table-cell>
          <table:table-cell table:formula="of:=[.C23]/[.$C$7]" office:value-type="percentage" office:value="0.0000195488133870274">
            <text:p>0,00%</text:p>
          </table:table-cell>
          <table:table-cell/>
          <table:table-cell table:formula="of:=[.B23]/[.H23]" office:value-type="percentage" office:value="0">
            <text:p>0,0%</text:p>
          </table:table-cell>
          <table:table-cell table:style-name="ce7" office:value-type="currency" office:currency="EUR" office:value="1">
            <text:p>1,00 €</text:p>
          </table:table-cell>
          <table:table-cell table:number-columns-repeated="7"/>
          <table:table-cell table:style-name="ce15" office:value-type="string">
            <text:p>b</text:p>
          </table:table-cell>
          <table:table-cell table:number-columns-repeated="5"/>
        </table:table-row>
        <table:table-row table:style-name="ro1">
          <table:table-cell office:value-type="string">
            <text:p>VOITTO ENNEN TILINPÄÄTÖSIIRTOJA JA VEROJA</text:p>
          </table:table-cell>
          <table:table-cell table:style-name="ce6" office:value-type="currency" office:currency="EUR" office:value="2814">
            <text:p>2 814,00 €</text:p>
          </table:table-cell>
          <table:table-cell table:style-name="ce6" office:value-type="currency" office:currency="EUR" office:value="1040">
            <text:p>1 040,00 €</text:p>
          </table:table-cell>
          <table:table-cell table:formula="of:=[.B24]/[.$B$7]" office:value-type="percentage" office:value="0.0497419217987697">
            <text:p>5,0%</text:p>
          </table:table-cell>
          <table:table-cell table:formula="of:=[.C24]/[.$C$7]" office:value-type="percentage" office:value="0.0203307659225085">
            <text:p>2,03%</text:p>
          </table:table-cell>
          <table:table-cell/>
          <table:table-cell table:formula="of:=[.B24]/[.H24]" office:value-type="percentage" office:value="2.70576923076923">
            <text:p>270,6%</text:p>
          </table:table-cell>
          <table:table-cell table:style-name="ce6" office:value-type="currency" office:currency="EUR" office:value="1040">
            <text:p>1 040,00 €</text:p>
          </table:table-cell>
          <table:table-cell table:number-columns-repeated="13"/>
        </table:table-row>
        <table:table-row table:style-name="ro1">
          <table:table-cell/>
          <table:table-cell table:style-name="ce6" table:number-columns-repeated="2"/>
          <table:table-cell table:number-columns-repeated="4"/>
          <table:table-cell table:style-name="ce6"/>
          <table:table-cell table:number-columns-repeated="6"/>
          <table:table-cell office:value-type="string">
            <text:p>Omavaraisuusaste</text:p>
          </table:table-cell>
          <table:table-cell table:number-columns-repeated="6"/>
        </table:table-row>
        <table:table-row table:style-name="ro1">
          <table:table-cell table:style-name="ce4" office:value-type="string">
            <text:p>Tuloverot</text:p>
          </table:table-cell>
          <table:table-cell table:style-name="ce7" office:value-type="currency" office:currency="EUR" office:value="379">
            <text:p>379,00 €</text:p>
          </table:table-cell>
          <table:table-cell table:style-name="ce7" office:value-type="currency" office:currency="EUR" office:value="0">
            <text:p>0,00 €</text:p>
          </table:table-cell>
          <table:table-cell table:formula="of:=[.B26]/[.$B$7]" office:value-type="percentage" office:value="0.00669942727851234">
            <text:p>0,7%</text:p>
          </table:table-cell>
          <table:table-cell table:formula="of:=[.C26]/[.$C$7]" office:value-type="percentage" office:value="0">
            <text:p>0,00%</text:p>
          </table:table-cell>
          <table:table-cell table:number-columns-repeated="2"/>
          <table:table-cell table:style-name="ce7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style-name="ce4" office:value-type="string">
            <text:p>TILIKAUDEN VOITTO</text:p>
          </table:table-cell>
          <table:table-cell table:style-name="ce7" office:value-type="currency" office:currency="EUR" office:value="2435">
            <text:p>2 435,00 €</text:p>
          </table:table-cell>
          <table:table-cell table:style-name="ce7" office:value-type="currency" office:currency="EUR" office:value="1040">
            <text:p>1 040,00 €</text:p>
          </table:table-cell>
          <table:table-cell table:formula="of:=[.B27]/[.$B$7]" office:value-type="percentage" office:value="0.0430424945202574">
            <text:p>4,3%</text:p>
          </table:table-cell>
          <table:table-cell table:formula="of:=[.C27]/[.$C$7]" office:value-type="percentage" office:value="0.0203307659225085">
            <text:p>2,03%</text:p>
          </table:table-cell>
          <table:table-cell/>
          <table:table-cell table:formula="of:=[.B27]/[.H27]" office:value-type="percentage" office:value="2.34134615384615">
            <text:p>234,1%</text:p>
          </table:table-cell>
          <table:table-cell table:style-name="ce7" office:value-type="currency" office:currency="EUR" office:value="1040">
            <text:p>1 040,00 €</text:p>
          </table:table-cell>
          <table:table-cell table:number-columns-repeated="7"/>
          <table:table-cell table:style-name="ce16" office:value-type="string">
            <text:p>=</text:p>
          </table:table-cell>
          <table:table-cell office:value-type="string">
            <text:p>Oma pääoma</text:p>
          </table:table-cell>
          <table:table-cell table:style-name="ce16" office:value-type="string">
            <text:p>=</text:p>
          </table:table-cell>
          <table:table-cell table:style-name="ce6" office:value-type="currency" office:currency="EUR" office:value="1000000">
            <text:p>1 000 000,00 €</text:p>
          </table:table-cell>
          <table:table-cell table:style-name="ce16" office:value-type="string">
            <text:p>=</text:p>
          </table:table-cell>
          <table:table-cell table:style-name="ce12" table:formula="of:=[.S27]/[.S28]" office:value-type="percentage" office:value="0.5">
            <text:p>50,00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20" office:value-type="string">
            <text:p>Taseen loppusumma – saadut ennakot</text:p>
          </table:table-cell>
          <table:table-cell/>
          <table:table-cell table:style-name="ce21" office:value-type="currency" office:currency="EUR" office:value="2000000">
            <text:p>2 000 000,00 €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office:value-type="string">
            <text:p>TASE</text:p>
          </table:table-cell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 table:style-name="ce10" office:value-type="float" office:value="2002">
            <text:p>2002</text:p>
          </table:table-cell>
          <table:table-cell table:style-name="Default" office:value-type="float" office:value="2001">
            <text:p>2001</text:p>
          </table:table-cell>
          <table:table-cell/>
          <table:table-cell table:formula="of:=[.B30]/[.H30]" office:value-type="percentage" office:value="1.00049975012494">
            <text:p>100,0%</text:p>
          </table:table-cell>
          <table:table-cell office:value-type="float" office:value="2001">
            <text:p>2001</text:p>
          </table:table-cell>
          <table:table-cell table:number-columns-repeated="9"/>
          <table:table-cell table:style-name="ce16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9"/>
          <table:table-cell office:value-type="string">
            <text:p>uusi liikevoitto%</text:p>
          </table:table-cell>
          <table:table-cell/>
          <table:table-cell table:style-name="ce17" office:value-type="string">
            <text:p>x</text:p>
          </table:table-cell>
          <table:table-cell table:style-name="ce16" office:value-type="string">
            <text:p>=</text:p>
          </table:table-cell>
          <table:table-cell table:style-name="ce12" office:value-type="percentage" office:value="0.13">
            <text:p>13,00%</text:p>
          </table:table-cell>
          <table:table-cell table:number-columns-repeated="2"/>
        </table:table-row>
        <table:table-row table:style-name="ro1">
          <table:table-cell table:style-name="ce2" office:value-type="string">
            <text:p>Vastaavaa</text:p>
          </table:table-cell>
          <table:table-cell table:number-columns-repeated="3"/>
          <table:table-cell table:style-name="Default"/>
          <table:table-cell table:number-columns-repeated="11"/>
          <table:table-cell table:style-name="ce18" office:value-type="currency" office:currency="EUR" office:value="4500000">
            <text:p>4 500 000,00 €</text:p>
          </table:table-cell>
          <table:table-cell table:number-columns-repeated="4"/>
        </table:table-row>
        <table:table-row table:style-name="ro1">
          <table:table-cell office:value-type="string">
            <text:p>PYSYVÄT VASTAAVAT</text:p>
          </table:table-cell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office:value-type="string">
            <text:p>aineettomat hyödykkeet</text:p>
          </table:table-cell>
          <table:table-cell office:value-type="float" office:value="111">
            <text:p>111</text:p>
          </table:table-cell>
          <table:table-cell office:value-type="float" office:value="247">
            <text:p>247</text:p>
          </table:table-cell>
          <table:table-cell table:formula="of:=[.B34]/[.$B$46]" office:value-type="percentage" office:value="0.00273378814373322">
            <text:p>0,3%</text:p>
          </table:table-cell>
          <table:table-cell table:formula="of:=[.C34]/[.$C$46]" office:value-type="percentage" office:value="0.00606730533038566">
            <text:p>0,61%</text:p>
          </table:table-cell>
          <table:table-cell/>
          <table:table-cell table:formula="of:=[.B34]/[.H34]" office:value-type="percentage" office:value="0.449392712550607">
            <text:p>44,9%</text:p>
          </table:table-cell>
          <table:table-cell office:value-type="float" office:value="247">
            <text:p>247</text:p>
          </table:table-cell>
          <table:table-cell table:number-columns-repeated="9"/>
          <table:table-cell table:style-name="ce16" office:value-type="string">
            <text:p>=</text:p>
          </table:table-cell>
          <table:table-cell table:style-name="ce6" table:formula="of:=[.Q32]*[.S31]" office:value-type="currency" office:currency="EUR" office:value="585000">
            <text:p>585 000,00 €</text:p>
          </table:table-cell>
          <table:table-cell office:value-type="string">
            <text:p>(uusi liikevoitto)</text:p>
          </table:table-cell>
          <table:table-cell/>
        </table:table-row>
        <table:table-row table:style-name="ro1">
          <table:table-cell office:value-type="string">
            <text:p>aineelliset hyödykkeet</text:p>
          </table:table-cell>
          <table:table-cell office:value-type="float" office:value="23522">
            <text:p>23522</text:p>
          </table:table-cell>
          <table:table-cell office:value-type="float" office:value="23397">
            <text:p>23397</text:p>
          </table:table-cell>
          <table:table-cell table:formula="of:=[.B35]/[.$B$46]" office:value-type="percentage" office:value="0.579316799251287">
            <text:p>57,9%</text:p>
          </table:table-cell>
          <table:table-cell table:formula="of:=[.C35]/[.$C$46]" office:value-type="percentage" office:value="0.574723655121592">
            <text:p>57,47%</text:p>
          </table:table-cell>
          <table:table-cell/>
          <table:table-cell table:formula="of:=[.B35]/[.H35]" office:value-type="percentage" office:value="1.00534256528615">
            <text:p>100,5%</text:p>
          </table:table-cell>
          <table:table-cell office:value-type="float" office:value="23397">
            <text:p>23397</text:p>
          </table:table-cell>
          <table:table-cell table:number-columns-repeated="13"/>
        </table:table-row>
        <table:table-row table:style-name="ro1">
          <table:table-cell office:value-type="string">
            <text:p>muut sijoitukset</text:p>
          </table:table-cell>
          <table:table-cell office:value-type="float" office:value="553">
            <text:p>553</text:p>
          </table:table-cell>
          <table:table-cell office:value-type="float" office:value="533">
            <text:p>533</text:p>
          </table:table-cell>
          <table:table-cell table:formula="of:=[.B36]/[.$B$46]" office:value-type="percentage" office:value="0.0136196832746349">
            <text:p>1,4%</text:p>
          </table:table-cell>
          <table:table-cell table:formula="of:=[.C36]/[.$C$46]" office:value-type="percentage" office:value="0.0130926062392533">
            <text:p>1,31%</text:p>
          </table:table-cell>
          <table:table-cell/>
          <table:table-cell table:formula="of:=[.B36]/[.H36]" office:value-type="percentage" office:value="1.0375234521576">
            <text:p>103,8%</text:p>
          </table:table-cell>
          <table:table-cell office:value-type="float" office:value="533">
            <text:p>533</text:p>
          </table:table-cell>
          <table:table-cell table:number-columns-repeated="6"/>
          <table:table-cell office:value-type="string">
            <text:p>koko pääoman tuotto %</text:p>
          </table:table-cell>
          <table:table-cell/>
          <table:table-cell table:style-name="ce7" office:value-type="currency" office:currency="EUR" office:value="585000">
            <text:p>585 000,00 €</text:p>
          </table:table-cell>
          <table:table-cell table:style-name="ce16" office:value-type="string">
            <text:p>=</text:p>
          </table:table-cell>
          <table:table-cell table:style-name="ce8" table:formula="of:=[.Q36]/[.Q37]" office:value-type="percentage" office:value="0.234">
            <text:p>23,4%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YSYVÄT VASTAAVAT YHTEENSÄ</text:p>
          </table:table-cell>
          <table:table-cell table:style-name="ce4" office:value-type="float" office:value="24186">
            <text:p>24186</text:p>
          </table:table-cell>
          <table:table-cell table:style-name="ce4" office:value-type="float" office:value="24177">
            <text:p>24177</text:p>
          </table:table-cell>
          <table:table-cell table:style-name="ce11" table:formula="of:=[.B37]/[.$B$46]" office:value-type="percentage" office:value="0.595670270669655">
            <text:p>59,6%</text:p>
          </table:table-cell>
          <table:table-cell table:style-name="ce13" table:formula="of:=[.C37]/[.$C$46]" office:value-type="percentage" office:value="0.593883566691231">
            <text:p>59,39%</text:p>
          </table:table-cell>
          <table:table-cell/>
          <table:table-cell table:formula="of:=[.B37]/[.H37]" office:value-type="percentage" office:value="1.00037225462216">
            <text:p>100,0%</text:p>
          </table:table-cell>
          <table:table-cell table:style-name="ce4" office:value-type="float" office:value="24177">
            <text:p>24177</text:p>
          </table:table-cell>
          <table:table-cell table:number-columns-repeated="6"/>
          <table:table-cell office:value-type="string">
            <text:p>uusi</text:p>
          </table:table-cell>
          <table:table-cell/>
          <table:table-cell table:style-name="ce6" office:value-type="currency" office:currency="EUR" office:value="2500000">
            <text:p>2 500 000,00 €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VAIHTUVAT VASTAAVAT</text:p>
          </table:table-cell>
          <table:table-cell table:number-columns-repeated="20"/>
        </table:table-row>
        <table:table-row table:style-name="ro1">
          <table:table-cell office:value-type="string">
            <text:p>Vaihto-omaisuus</text:p>
          </table:table-cell>
          <table:table-cell office:value-type="float" office:value="4348">
            <text:p>4348</text:p>
          </table:table-cell>
          <table:table-cell office:value-type="float" office:value="4216">
            <text:p>4216</text:p>
          </table:table-cell>
          <table:table-cell table:formula="of:=[.B40]/[.$B$46]" office:value-type="percentage" office:value="0.107085683323892">
            <text:p>10,7%</text:p>
          </table:table-cell>
          <table:table-cell table:formula="of:=[.C40]/[.$C$46]" office:value-type="percentage" office:value="0.103561778432817">
            <text:p>10,36%</text:p>
          </table:table-cell>
          <table:table-cell/>
          <table:table-cell table:formula="of:=[.B40]/[.H40]" office:value-type="percentage" office:value="1.03130929791271">
            <text:p>103,1%</text:p>
          </table:table-cell>
          <table:table-cell office:value-type="float" office:value="4216">
            <text:p>4216</text:p>
          </table:table-cell>
          <table:table-cell table:number-columns-repeated="13"/>
        </table:table-row>
        <table:table-row table:style-name="ro1">
          <table:table-cell office:value-type="string">
            <text:p>pitkäaikaiset saamiset</text:p>
          </table:table-cell>
          <table:table-cell office:value-type="float" office:value="244">
            <text:p>244</text:p>
          </table:table-cell>
          <table:table-cell office:value-type="float" office:value="287">
            <text:p>287</text:p>
          </table:table-cell>
          <table:table-cell table:formula="of:=[.B41]/[.$B$46]" office:value-type="percentage" office:value="0.00600940817180996">
            <text:p>0,6%</text:p>
          </table:table-cell>
          <table:table-cell table:formula="of:=[.C41]/[.$C$46]" office:value-type="percentage" office:value="0.00704986489805945">
            <text:p>0,70%</text:p>
          </table:table-cell>
          <table:table-cell/>
          <table:table-cell table:formula="of:=[.B41]/[.H41]" office:value-type="percentage" office:value="0.850174216027875">
            <text:p>85,0%</text:p>
          </table:table-cell>
          <table:table-cell office:value-type="float" office:value="287">
            <text:p>287</text:p>
          </table:table-cell>
          <table:table-cell table:number-columns-repeated="3"/>
          <table:table-cell table:style-name="ce15" office:value-type="string">
            <text:p>c</text:p>
          </table:table-cell>
          <table:table-cell table:number-columns-repeated="9"/>
        </table:table-row>
        <table:table-row table:style-name="ro1">
          <table:table-cell office:value-type="string">
            <text:p>lyhytaikaiset saamiset</text:p>
          </table:table-cell>
          <table:table-cell office:value-type="float" office:value="10134">
            <text:p>10134</text:p>
          </table:table-cell>
          <table:table-cell office:value-type="float" office:value="9183">
            <text:p>9183</text:p>
          </table:table-cell>
          <table:table-cell table:formula="of:=[.B42]/[.$B$46]" office:value-type="percentage" office:value="0.249587468906238">
            <text:p>25,0%</text:p>
          </table:table-cell>
          <table:table-cell table:formula="of:=[.C42]/[.$C$46]" office:value-type="percentage" office:value="0.22557111274871">
            <text:p>22,56%</text:p>
          </table:table-cell>
          <table:table-cell/>
          <table:table-cell table:formula="of:=[.B42]/[.H42]" office:value-type="percentage" office:value="1.10356092780137">
            <text:p>110,4%</text:p>
          </table:table-cell>
          <table:table-cell office:value-type="float" office:value="9183">
            <text:p>9183</text:p>
          </table:table-cell>
          <table:table-cell table:number-columns-repeated="13"/>
        </table:table-row>
        <table:table-row table:style-name="ro1">
          <table:table-cell office:value-type="string">
            <text:p>rahat ja pankkisaamiset</text:p>
          </table:table-cell>
          <table:table-cell office:value-type="float" office:value="1691">
            <text:p>1691</text:p>
          </table:table-cell>
          <table:table-cell office:value-type="float" office:value="2847">
            <text:p>2847</text:p>
          </table:table-cell>
          <table:table-cell table:formula="of:=[.B43]/[.$B$46]" office:value-type="percentage" office:value="0.0416471689284043">
            <text:p>4,2%</text:p>
          </table:table-cell>
          <table:table-cell table:formula="of:=[.C43]/[.$C$46]" office:value-type="percentage" office:value="0.069933677229182">
            <text:p>6,99%</text:p>
          </table:table-cell>
          <table:table-cell/>
          <table:table-cell table:formula="of:=[.B43]/[.H43]" office:value-type="percentage" office:value="0.593958552862662">
            <text:p>59,4%</text:p>
          </table:table-cell>
          <table:table-cell office:value-type="float" office:value="2847">
            <text:p>2847</text:p>
          </table:table-cell>
          <table:table-cell table:number-columns-repeated="3"/>
          <table:table-cell office:value-type="string">
            <text:p>Tilikauden voitto</text:p>
          </table:table-cell>
          <table:table-cell table:number-columns-repeated="9"/>
        </table:table-row>
        <table:table-row table:style-name="ro1">
          <table:table-cell office:value-type="string">
            <text:p>VAIHTUVAT VASTAAVAT YHTEENSÄ</text:p>
          </table:table-cell>
          <table:table-cell office:value-type="float" office:value="16417">
            <text:p>16417</text:p>
          </table:table-cell>
          <table:table-cell office:value-type="float" office:value="16533">
            <text:p>16533</text:p>
          </table:table-cell>
          <table:table-cell table:formula="of:=[.B44]/[.$B$46]" office:value-type="percentage" office:value="0.404329729330345">
            <text:p>40,4%</text:p>
          </table:table-cell>
          <table:table-cell table:formula="of:=[.C44]/[.$C$46]" office:value-type="percentage" office:value="0.406116433308769">
            <text:p>40,61%</text:p>
          </table:table-cell>
          <table:table-cell/>
          <table:table-cell table:formula="of:=[.B44]/[.H44]" office:value-type="percentage" office:value="0.992983729510676">
            <text:p>99,3%</text:p>
          </table:table-cell>
          <table:table-cell office:value-type="float" office:value="16533">
            <text:p>16533</text:p>
          </table:table-cell>
          <table:table-cell table:number-columns-repeated="4"/>
          <table:table-cell office:value-type="string">
            <text:p>vanha </text:p>
          </table:table-cell>
          <table:table-cell office:value-type="string">
            <text:p>uusi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6" office:value-type="currency" office:currency="EUR" office:value="250000">
            <text:p>250 000,00 €</text:p>
          </table:table-cell>
          <table:table-cell table:style-name="ce6" office:value-type="currency" office:currency="EUR" office:value="200000">
            <text:p>200 000,00 €</text:p>
          </table:table-cell>
          <table:table-cell/>
          <table:table-cell office:value-type="string">
            <text:p>liikevaihto</text:p>
          </table:table-cell>
          <table:table-cell table:style-name="ce6" office:value-type="currency" office:currency="EUR" office:value="4500000">
            <text:p>4 500 000,00 €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>
            <text:p>VASTAAVAA YHTEENSÄ</text:p>
          </table:table-cell>
          <table:table-cell office:value-type="float" office:value="40603">
            <text:p>40603</text:p>
          </table:table-cell>
          <table:table-cell office:value-type="float" office:value="40710">
            <text:p>40710</text:p>
          </table:table-cell>
          <table:table-cell table:style-name="ce12"/>
          <table:table-cell table:number-columns-repeated="2"/>
          <table:table-cell table:formula="of:=[.B46]/[.H46]" office:value-type="percentage" office:value="0.997371653156473">
            <text:p>99,7%</text:p>
          </table:table-cell>
          <table:table-cell office:value-type="float" office:value="40710">
            <text:p>40710</text:p>
          </table:table-cell>
          <table:table-cell table:number-columns-repeated="7"/>
          <table:table-cell office:value-type="string">
            <text:p>liikevoitto</text:p>
          </table:table-cell>
          <table:table-cell table:style-name="ce6" office:value-type="currency" office:currency="EUR" office:value="585000">
            <text:p>585 000,00 €</text:p>
          </table:table-cell>
          <table:table-cell/>
          <table:table-cell table:style-name="ce12" table:formula="of:=150/400" office:value-type="percentage" office:value="0.375">
            <text:p>37,50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4"/>
          <table:table-cell office:value-type="string">
            <text:p>oman po:n%</text:p>
          </table:table-cell>
          <table:table-cell table:style-name="ce8" table:formula="of:=[.M45]/1000000" office:value-type="percentage" office:value="0.25">
            <text:p>25,0%</text:p>
          </table:table-cell>
          <table:table-cell table:style-name="ce8" table:formula="of:=[.Q50]/1250000" office:value-type="percentage" office:value="0.2175">
            <text:p>21,8%</text:p>
          </table:table-cell>
          <table:table-cell/>
          <table:table-cell office:value-type="string">
            <text:p>korkokulut</text:p>
          </table:table-cell>
          <table:table-cell table:style-name="ce6" office:value-type="currency" office:currency="EUR" office:value="150000">
            <text:p>150 000,00 €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8"/>
          <table:table-cell office:value-type="string">
            <text:p>voitto ennen veroja</text:p>
          </table:table-cell>
          <table:table-cell table:style-name="ce6" table:formula="of:=[.Q46]-[.Q47]" office:value-type="currency" office:currency="EUR" office:value="435000">
            <text:p>435 000,00 €</text:p>
          </table:table-cell>
          <table:table-cell table:number-columns-repeated="4"/>
        </table:table-row>
        <table:table-row table:style-name="ro1">
          <table:table-cell table:style-name="ce2" office:value-type="string">
            <text:p>Vastattavaa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8"/>
          <table:table-cell table:style-name="ce4" office:value-type="string">
            <text:p>verot</text:p>
          </table:table-cell>
          <table:table-cell table:style-name="ce6" table:formula="of:=[.Q48]*[.S46]" office:value-type="currency" office:currency="EUR" office:value="163125">
            <text:p>163 125,00 €</text:p>
          </table:table-cell>
          <table:table-cell table:number-columns-repeated="4"/>
        </table:table-row>
        <table:table-row table:style-name="ro1">
          <table:table-cell office:value-type="string">
            <text:p>OMA PÄÄOMA</text:p>
          </table:table-cell>
          <table:table-cell table:number-columns-repeated="2"/>
          <table:table-cell table:style-name="ce12"/>
          <table:table-cell table:number-columns-repeated="11"/>
          <table:table-cell office:value-type="string">
            <text:p>tilikauden voitto</text:p>
          </table:table-cell>
          <table:table-cell table:style-name="ce6" table:formula="of:=[.Q48]-[.Q49]" office:value-type="currency" office:currency="EUR" office:value="271875">
            <text:p>271 875,00 €</text:p>
          </table:table-cell>
          <table:table-cell table:number-columns-repeated="4"/>
        </table:table-row>
        <table:table-row table:style-name="ro1">
          <table:table-cell office:value-type="string">
            <text:p>osakepääoma</text:p>
          </table:table-cell>
          <table:table-cell office:value-type="float" office:value="5197">
            <text:p>5197</text:p>
          </table:table-cell>
          <table:table-cell office:value-type="float" office:value="5111">
            <text:p>5111</text:p>
          </table:table-cell>
          <table:table-cell table:formula="of:=[.B51]/[.$B$69]" office:value-type="percentage" office:value="0.127995468315149">
            <text:p>12,8%</text:p>
          </table:table-cell>
          <table:table-cell table:formula="of:=[.C51]/[.$C$69]" office:value-type="percentage" office:value="0.125546548759519">
            <text:p>12,55%</text:p>
          </table:table-cell>
          <table:table-cell/>
          <table:table-cell table:formula="of:=[.B51]/[.H51]" office:value-type="percentage" office:value="1.01682645274897">
            <text:p>101,7%</text:p>
          </table:table-cell>
          <table:table-cell office:value-type="float" office:value="5111">
            <text:p>5111</text:p>
          </table:table-cell>
          <table:table-cell table:number-columns-repeated="13"/>
        </table:table-row>
        <table:table-row table:style-name="ro1">
          <table:table-cell office:value-type="string">
            <text:p>ylikurssirahasto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table:formula="of:=[.B52]/[.$B$69]" office:value-type="percentage" office:value="0.0104918355786518">
            <text:p>1,0%</text:p>
          </table:table-cell>
          <table:table-cell table:formula="of:=[.C52]/[.$C$69]" office:value-type="percentage" office:value="0">
            <text:p>0,00%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vararahasto</text:p>
          </table:table-cell>
          <table:table-cell table:number-columns-repeated="2" office:value-type="float" office:value="589">
            <text:p>589</text:p>
          </table:table-cell>
          <table:table-cell table:formula="of:=[.B53]/[.$B$69]" office:value-type="percentage" office:value="0.014506317267197">
            <text:p>1,5%</text:p>
          </table:table-cell>
          <table:table-cell table:formula="of:=[.C53]/[.$C$69]" office:value-type="percentage" office:value="0.0144681896339966">
            <text:p>1,45%</text:p>
          </table:table-cell>
          <table:table-cell/>
          <table:table-cell table:formula="of:=[.B53]/[.H53]" office:value-type="percentage" office:value="1">
            <text:p>100,0%</text:p>
          </table:table-cell>
          <table:table-cell office:value-type="float" office:value="589">
            <text:p>589</text:p>
          </table:table-cell>
          <table:table-cell table:number-columns-repeated="13"/>
        </table:table-row>
        <table:table-row table:style-name="ro1">
          <table:table-cell office:value-type="string">
            <text:p>muut rahastot</text:p>
          </table:table-cell>
          <table:table-cell office:value-type="float" office:value="2224">
            <text:p>2224</text:p>
          </table:table-cell>
          <table:table-cell office:value-type="float" office:value="0">
            <text:p>0</text:p>
          </table:table-cell>
          <table:table-cell table:formula="of:=[.B54]/[.$B$69]" office:value-type="percentage" office:value="0.0547742777627269">
            <text:p>5,5%</text:p>
          </table:table-cell>
          <table:table-cell table:formula="of:=[.C54]/[.$C$69]" office:value-type="percentage" office:value="0">
            <text:p>0,00%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muuntoerot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formula="of:=[.B55]/[.$B$69]" office:value-type="percentage" office:value="0.000788119104499667">
            <text:p>0,1%</text:p>
          </table:table-cell>
          <table:table-cell table:formula="of:=[.C55]/[.$C$69]" office:value-type="percentage" office:value="0.00108081552444117">
            <text:p>0,11%</text:p>
          </table:table-cell>
          <table:table-cell/>
          <table:table-cell table:formula="of:=[.B55]/[.H55]" office:value-type="percentage" office:value="0.727272727272727">
            <text:p>72,7%</text:p>
          </table:table-cell>
          <table:table-cell office:value-type="float" office:value="44">
            <text:p>44</text:p>
          </table:table-cell>
          <table:table-cell table:number-columns-repeated="13"/>
        </table:table-row>
        <table:table-row table:style-name="ro1">
          <table:table-cell office:value-type="string">
            <text:p>edellisten tilikausien voitto</text:p>
          </table:table-cell>
          <table:table-cell office:value-type="float" office:value="1640">
            <text:p>1640</text:p>
          </table:table-cell>
          <table:table-cell office:value-type="float" office:value="600">
            <text:p>600</text:p>
          </table:table-cell>
          <table:table-cell table:formula="of:=[.B56]/[.$B$69]" office:value-type="percentage" office:value="0.040391104105608">
            <text:p>4,0%</text:p>
          </table:table-cell>
          <table:table-cell table:formula="of:=[.C56]/[.$C$69]" office:value-type="percentage" office:value="0.0147383935151069">
            <text:p>1,47%</text:p>
          </table:table-cell>
          <table:table-cell/>
          <table:table-cell table:formula="of:=[.B56]/[.H56]" office:value-type="percentage" office:value="2.73333333333333">
            <text:p>273,3%</text:p>
          </table:table-cell>
          <table:table-cell office:value-type="float" office:value="600">
            <text:p>600</text:p>
          </table:table-cell>
          <table:table-cell table:number-columns-repeated="13"/>
        </table:table-row>
        <table:table-row table:style-name="ro1">
          <table:table-cell office:value-type="string">
            <text:p>tilikauden voitto.</text:p>
          </table:table-cell>
          <table:table-cell office:value-type="float" office:value="2436">
            <text:p>2436</text:p>
          </table:table-cell>
          <table:table-cell office:value-type="float" office:value="1040">
            <text:p>1040</text:p>
          </table:table-cell>
          <table:table-cell table:formula="of:=[.B57]/[.$B$69]" office:value-type="percentage" office:value="0.0599955668300372">
            <text:p>6,0%</text:p>
          </table:table-cell>
          <table:table-cell table:formula="of:=[.C57]/[.$C$69]" office:value-type="percentage" office:value="0.0255465487595185">
            <text:p>2,55%</text:p>
          </table:table-cell>
          <table:table-cell/>
          <table:table-cell table:formula="of:=[.B57]/[.H57]" office:value-type="percentage" office:value="2.34230769230769">
            <text:p>234,2%</text:p>
          </table:table-cell>
          <table:table-cell office:value-type="float" office:value="1040">
            <text:p>1040</text:p>
          </table:table-cell>
          <table:table-cell table:number-columns-repeated="13"/>
        </table:table-row>
        <table:table-row table:style-name="ro1">
          <table:table-cell office:value-type="string">
            <text:p>pääomalaina</text:p>
          </table:table-cell>
          <table:table-cell office:value-type="float" office:value="1029">
            <text:p>1029</text:p>
          </table:table-cell>
          <table:table-cell office:value-type="float" office:value="1894">
            <text:p>1894</text:p>
          </table:table-cell>
          <table:table-cell table:formula="of:=[.B58]/[.$B$69]" office:value-type="percentage" office:value="0.0253429549540674">
            <text:p>2,5%</text:p>
          </table:table-cell>
          <table:table-cell table:formula="of:=[.C58]/[.$C$69]" office:value-type="percentage" office:value="0.046524195529354">
            <text:p>4,65%</text:p>
          </table:table-cell>
          <table:table-cell/>
          <table:table-cell table:formula="of:=[.B58]/[.H58]" office:value-type="percentage" office:value="0.543294614572334">
            <text:p>54,3%</text:p>
          </table:table-cell>
          <table:table-cell office:value-type="float" office:value="1894">
            <text:p>1894</text:p>
          </table:table-cell>
          <table:table-cell table:number-columns-repeated="13"/>
        </table:table-row>
        <table:table-row table:style-name="ro1">
          <table:table-cell office:value-type="string">
            <text:p>OMA PÄÄOMA YHTEENSÄ</text:p>
          </table:table-cell>
          <table:table-cell office:value-type="float" office:value="13573">
            <text:p>13573</text:p>
          </table:table-cell>
          <table:table-cell office:value-type="float" office:value="9278">
            <text:p>9278</text:p>
          </table:table-cell>
          <table:table-cell table:formula="of:=[.B59]/[.$B$69]" office:value-type="percentage" office:value="0.334285643917937">
            <text:p>33,4%</text:p>
          </table:table-cell>
          <table:table-cell table:formula="of:=[.C59]/[.$C$69]" office:value-type="percentage" office:value="0.227904691721936">
            <text:p>22,79%</text:p>
          </table:table-cell>
          <table:table-cell/>
          <table:table-cell table:formula="of:=[.B59]/[.H59]" office:value-type="percentage" office:value="1.46292304375943">
            <text:p>146,3%</text:p>
          </table:table-cell>
          <table:table-cell office:value-type="float" office:value="9278">
            <text:p>9278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TILINPÄÄTÖSSIIRTOJEN KERTYMÄ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VIERAS PÄÄOMA</text:p>
          </table:table-cell>
          <table:table-cell table:number-columns-repeated="20"/>
        </table:table-row>
        <table:table-row table:style-name="ro1">
          <table:table-cell office:value-type="string">
            <text:p>laskennallinen verovelka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formula="of:=[.B64]/[.$B$69]" office:value-type="percentage" office:value="0.00664975494421595">
            <text:p>0,7%</text:p>
          </table:table-cell>
          <table:table-cell table:formula="of:=[.C64]/[.$C$69]" office:value-type="percentage" office:value="0">
            <text:p>0,00%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office:value-type="string">
            <text:p>pitkäaikainen</text:p>
          </table:table-cell>
          <table:table-cell office:value-type="float" office:value="10514">
            <text:p>10514</text:p>
          </table:table-cell>
          <table:table-cell office:value-type="float" office:value="12930">
            <text:p>12930</text:p>
          </table:table-cell>
          <table:table-cell table:formula="of:=[.B65]/[.$B$69]" office:value-type="percentage" office:value="0.258946383272172">
            <text:p>25,9%</text:p>
          </table:table-cell>
          <table:table-cell table:formula="of:=[.C65]/[.$C$69]" office:value-type="percentage" office:value="0.317612380250553">
            <text:p>31,76%</text:p>
          </table:table-cell>
          <table:table-cell/>
          <table:table-cell table:formula="of:=[.B65]/[.H65]" office:value-type="percentage" office:value="0.813147718484145">
            <text:p>81,3%</text:p>
          </table:table-cell>
          <table:table-cell office:value-type="float" office:value="12930">
            <text:p>12930</text:p>
          </table:table-cell>
          <table:table-cell table:number-columns-repeated="13"/>
        </table:table-row>
        <table:table-row table:style-name="ro1">
          <table:table-cell office:value-type="string">
            <text:p>lyhytaikainen </text:p>
          </table:table-cell>
          <table:table-cell office:value-type="float" office:value="16219">
            <text:p>16219</text:p>
          </table:table-cell>
          <table:table-cell office:value-type="float" office:value="18502">
            <text:p>18502</text:p>
          </table:table-cell>
          <table:table-cell table:formula="of:=[.B66]/[.$B$69]" office:value-type="percentage" office:value="0.399453242371253">
            <text:p>39,9%</text:p>
          </table:table-cell>
          <table:table-cell table:formula="of:=[.C66]/[.$C$69]" office:value-type="percentage" office:value="0.454482928027512">
            <text:p>45,45%</text:p>
          </table:table-cell>
          <table:table-cell/>
          <table:table-cell table:formula="of:=[.B66]/[.H66]" office:value-type="percentage" office:value="0.876607934277375">
            <text:p>87,7%</text:p>
          </table:table-cell>
          <table:table-cell office:value-type="float" office:value="18502">
            <text:p>18502</text:p>
          </table:table-cell>
          <table:table-cell table:number-columns-repeated="13"/>
        </table:table-row>
        <table:table-row table:style-name="ro1">
          <table:table-cell office:value-type="string">
            <text:p>VIERAS PÄÄOMA YHTEENSÄ</text:p>
          </table:table-cell>
          <table:table-cell office:value-type="float" office:value="27030">
            <text:p>27030</text:p>
          </table:table-cell>
          <table:table-cell office:value-type="float" office:value="31432">
            <text:p>31432</text:p>
          </table:table-cell>
          <table:table-cell table:formula="of:=[.B67]/[.$B$69]" office:value-type="percentage" office:value="0.665714356082063">
            <text:p>66,6%</text:p>
          </table:table-cell>
          <table:table-cell table:formula="of:=[.C67]/[.$C$69]" office:value-type="percentage" office:value="0.772095308278064">
            <text:p>77,21%</text:p>
          </table:table-cell>
          <table:table-cell/>
          <table:table-cell table:formula="of:=[.B67]/[.H67]" office:value-type="percentage" office:value="0.859951641639094">
            <text:p>86,0%</text:p>
          </table:table-cell>
          <table:table-cell office:value-type="float" office:value="31432">
            <text:p>31432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 table:style-name="ce4" office:value-type="string">
            <text:p>VASTATTAVAA YHTEENSÄ</text:p>
          </table:table-cell>
          <table:table-cell table:style-name="ce4" office:value-type="float" office:value="40603">
            <text:p>40603</text:p>
          </table:table-cell>
          <table:table-cell table:style-name="ce4" office:value-type="float" office:value="40710">
            <text:p>40710</text:p>
          </table:table-cell>
          <table:table-cell table:style-name="ce4" table:number-columns-repeated="2"/>
          <table:table-cell/>
          <table:table-cell table:formula="of:=[.B69]/[.H69]" office:value-type="percentage" office:value="0.997371653156473">
            <text:p>99,7%</text:p>
          </table:table-cell>
          <table:table-cell table:style-name="ce4" office:value-type="float" office:value="40710">
            <text:p>40710</text:p>
          </table:table-cell>
          <table:table-cell table:number-columns-repeated="13"/>
        </table:table-row>
      </table:table>
      <table:table table:name="tehtävät2" table:style-name="ta1" table:print="false"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number-columns-repeated="2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8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tria Oyj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office:value-type="float" office:value="2001">
            <text:p>2001</text:p>
          </table:table-cell>
          <table:table-cell table:style-name="Default" office:value-type="float" office:value="2000">
            <text:p>2000</text:p>
          </table:table-cell>
          <table:table-cell office:value-type="float" office:value="1999">
            <text:p>1999</text:p>
          </table:table-cell>
          <table:table-cell table:number-columns-repeated="7"/>
          <table:table-cell office:value-type="string">
            <text:p>liikevaihto </text:p>
          </table:table-cell>
          <table:table-cell table:style-name="ce6" office:value-type="currency" office:currency="EUR" office:value="18000000">
            <text:p>18 000 000,00 €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LOSLASKELMA</text:p>
          </table:table-cell>
          <table:table-cell table:style-name="ce24" table:number-columns-repeated="2"/>
          <table:table-cell table:style-name="ce25"/>
          <table:table-cell table:number-columns-repeated="7"/>
          <table:table-cell office:value-type="string">
            <text:p>liikevoitto</text:p>
          </table:table-cell>
          <table:table-cell table:style-name="ce12" office:value-type="percentage" office:value="0.3">
            <text:p>30,00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vaihtuvat vastaavat</text:p>
          </table:table-cell>
          <table:table-cell table:style-name="ce6" office:value-type="currency" office:currency="EUR" office:value="3000000">
            <text:p>3 000 000,0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lyh.vieras po</text:p>
          </table:table-cell>
          <table:table-cell table:style-name="ce6" office:value-type="currency" office:currency="EUR" office:value="600000">
            <text:p>600 000,00 €</text:p>
          </table:table-cell>
          <table:table-cell table:number-columns-repeated="2"/>
        </table:table-row>
        <table:table-row table:style-name="ro1">
          <table:table-cell office:value-type="string">
            <text:p>LIIKEVAIHTO</text:p>
          </table:table-cell>
          <table:table-cell table:style-name="ce6" office:value-type="currency" office:currency="EUR" office:value="430719">
            <text:p>430 719,00 €</text:p>
          </table:table-cell>
          <table:table-cell table:style-name="ce6" office:value-type="currency" office:currency="EUR" office:value="415028">
            <text:p>415 028,00 €</text:p>
          </table:table-cell>
          <table:table-cell table:style-name="ce6" office:value-type="currency" office:currency="EUR" office:value="383667">
            <text:p>383 667,00 €</text:p>
          </table:table-cell>
          <table:table-cell table:number-columns-repeated="7"/>
          <table:table-cell office:value-type="string">
            <text:p>rahat ja pankkisaamiset</text:p>
          </table:table-cell>
          <table:table-cell table:style-name="ce6" office:value-type="currency" office:currency="EUR" office:value="200000">
            <text:p>200 000,00 €</text:p>
          </table:table-cell>
          <table:table-cell table:number-columns-repeated="2"/>
        </table:table-row>
        <table:table-row table:style-name="ro1">
          <table:table-cell office:value-type="string">
            <text:p>Varastojen muutos (+lisäys)</text:p>
          </table:table-cell>
          <table:table-cell table:style-name="ce6" office:value-type="currency" office:currency="EUR" office:value="3353">
            <text:p>3 353,00 €</text:p>
          </table:table-cell>
          <table:table-cell table:style-name="ce6" office:value-type="currency" office:currency="EUR" office:value="-9326">
            <text:p>-9 326,00 €</text:p>
          </table:table-cell>
          <table:table-cell table:style-name="ce6" office:value-type="currency" office:currency="EUR" office:value="4411">
            <text:p>4 411,00 €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iiketoiminnan muut tuotot</text:p>
          </table:table-cell>
          <table:table-cell table:style-name="ce7" office:value-type="currency" office:currency="EUR" office:value="563">
            <text:p>563,00 €</text:p>
          </table:table-cell>
          <table:table-cell table:style-name="ce7" office:value-type="currency" office:currency="EUR" office:value="680">
            <text:p>680,00 €</text:p>
          </table:table-cell>
          <table:table-cell table:style-name="ce7" office:value-type="currency" office:currency="EUR" office:value="482">
            <text:p>482,00 €</text:p>
          </table:table-cell>
          <table:table-cell table:number-columns-repeated="11"/>
        </table:table-row>
        <table:table-row table:style-name="ro1">
          <table:table-cell office:value-type="string">
            <text:p>Tuotot yhteensä </text:p>
          </table:table-cell>
          <table:table-cell table:number-columns-repeated="3" table:style-name="ce6"/>
          <table:table-cell table:number-columns-repeated="7"/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 table:number-columns-repeated="7"/>
          <table:table-cell office:value-type="string">
            <text:p>myyntisaamiset</text:p>
          </table:table-cell>
          <table:table-cell table:style-name="ce6" office:value-type="currency" office:currency="EUR" office:value="1125000">
            <text:p>1 125 000,00 €</text:p>
          </table:table-cell>
          <table:table-cell table:number-columns-repeated="2"/>
        </table:table-row>
        <table:table-row table:style-name="ro1">
          <table:table-cell office:value-type="string">
            <text:p>Materiaalit ja palvelut</text:p>
          </table:table-cell>
          <table:table-cell table:style-name="ce6" office:value-type="currency" office:currency="EUR" office:value="238984">
            <text:p>238 984,00 €</text:p>
          </table:table-cell>
          <table:table-cell table:style-name="ce6" office:value-type="currency" office:currency="EUR" office:value="219333">
            <text:p>219 333,00 €</text:p>
          </table:table-cell>
          <table:table-cell table:style-name="ce6" office:value-type="currency" office:currency="EUR" office:value="213226">
            <text:p>213 226,00 €</text:p>
          </table:table-cell>
          <table:table-cell table:number-columns-repeated="11"/>
        </table:table-row>
        <table:table-row table:style-name="ro1">
          <table:table-cell office:value-type="string">
            <text:p>henkilöstökulut yhteensä</text:p>
          </table:table-cell>
          <table:table-cell table:style-name="ce6" office:value-type="currency" office:currency="EUR" office:value="85424">
            <text:p>85 424,00 €</text:p>
          </table:table-cell>
          <table:table-cell table:style-name="ce6" office:value-type="currency" office:currency="EUR" office:value="85482">
            <text:p>85 482,00 €</text:p>
          </table:table-cell>
          <table:table-cell table:style-name="ce6" office:value-type="currency" office:currency="EUR" office:value="81031">
            <text:p>81 031,00 €</text:p>
          </table:table-cell>
          <table:table-cell table:number-columns-repeated="7"/>
          <table:table-cell office:value-type="string">
            <text:p>Myyntisaamisten</text:p>
          </table:table-cell>
          <table:table-cell table:style-name="ce16" office:value-type="string">
            <text:p>=</text:p>
          </table:table-cell>
          <table:table-cell table:style-name="ce27" table:formula="of:=[.M11]/([.M3]/365)" office:value-type="float" office:value="22.8125">
            <text:p>22,8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string">
            <text:p>poistot ja arvonalentumiset </text:p>
          </table:table-cell>
          <table:table-cell table:number-columns-repeated="3" table:style-name="ce6"/>
          <table:table-cell table:number-columns-repeated="7"/>
          <table:table-cell office:value-type="string">
            <text:p>kiertoaika</text:p>
          </table:table-cell>
          <table:table-cell table:number-columns-repeated="3"/>
        </table:table-row>
        <table:table-row table:style-name="ro1">
          <table:table-cell office:value-type="string">
            <text:p>Suunnitelmanmukaiset poistot</text:p>
          </table:table-cell>
          <table:table-cell table:style-name="ce6" office:value-type="currency" office:currency="EUR" office:value="16269">
            <text:p>16 269,00 €</text:p>
          </table:table-cell>
          <table:table-cell table:style-name="ce6" office:value-type="currency" office:currency="EUR" office:value="12685">
            <text:p>12 685,00 €</text:p>
          </table:table-cell>
          <table:table-cell table:style-name="ce6" office:value-type="currency" office:currency="EUR" office:value="13430">
            <text:p>13 430,00 €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iiketoiminan muut kulut</text:p>
          </table:table-cell>
          <table:table-cell table:style-name="ce7" office:value-type="currency" office:currency="EUR" office:value="68429">
            <text:p>68 429,00 €</text:p>
          </table:table-cell>
          <table:table-cell table:style-name="ce7" office:value-type="currency" office:currency="EUR" office:value="76047">
            <text:p>76 047,00 €</text:p>
          </table:table-cell>
          <table:table-cell table:style-name="ce7" office:value-type="currency" office:currency="EUR" office:value="66544">
            <text:p>66 544,00 €</text:p>
          </table:table-cell>
          <table:table-cell table:number-columns-repeated="7"/>
          <table:table-cell office:value-type="float" office:value="20">
            <text:p>20</text:p>
          </table:table-cell>
          <table:table-cell table:style-name="ce16" office:value-type="string">
            <text:p>=</text:p>
          </table:table-cell>
          <table:table-cell table:style-name="ce17" office:value-type="string">
            <text:p>X</text:p>
          </table:table-cell>
          <table:table-cell/>
        </table:table-row>
        <table:table-row table:style-name="ro1">
          <table:table-cell office:value-type="string">
            <text:p>LIIKEVOITTO</text:p>
          </table:table-cell>
          <table:table-cell table:style-name="ce6" office:value-type="currency" office:currency="EUR" office:value="25529">
            <text:p>25 529,00 €</text:p>
          </table:table-cell>
          <table:table-cell table:style-name="ce6" office:value-type="currency" office:currency="EUR" office:value="12835">
            <text:p>12 835,00 €</text:p>
          </table:table-cell>
          <table:table-cell table:style-name="ce6" office:value-type="currency" office:currency="EUR" office:value="14329">
            <text:p>14 329,00 €</text:p>
          </table:table-cell>
          <table:table-cell table:number-columns-repeated="9"/>
          <table:table-cell table:formula="of:=[.M3]/365" office:value-type="currency" office:currency="EUR" office:value="49315.0684931507">
            <text:p>49 315,07 €</text:p>
          </table:table-cell>
          <table:table-cell/>
        </table:table-row>
        <table:table-row table:style-name="ro1">
          <table:table-cell/>
          <table:table-cell table:style-name="ce6" table:number-columns-repeated="3"/>
          <table:table-cell table:number-columns-repeated="11"/>
        </table:table-row>
        <table:table-row table:style-name="ro1">
          <table:table-cell table:style-name="ce4" office:value-type="string">
            <text:p>rahoitustuotot ja -kulut</text:p>
          </table:table-cell>
          <table:table-cell table:style-name="ce7" office:value-type="currency" office:currency="EUR" office:value="1455">
            <text:p>1 455,00 €</text:p>
          </table:table-cell>
          <table:table-cell table:style-name="ce7" office:value-type="currency" office:currency="EUR" office:value="3061">
            <text:p>3 061,00 €</text:p>
          </table:table-cell>
          <table:table-cell table:style-name="ce7" office:value-type="currency" office:currency="EUR" office:value="3409">
            <text:p>3 409,00 €</text:p>
          </table:table-cell>
          <table:table-cell table:number-columns-repeated="8"/>
          <table:table-cell table:style-name="ce16" office:value-type="string">
            <text:p>=</text:p>
          </table:table-cell>
          <table:table-cell table:formula="of:=[.N17]*[.L16]" office:value-type="currency" office:currency="EUR" office:value="986301.369863014">
            <text:p>986 301,37 €</text:p>
          </table:table-cell>
          <table:table-cell/>
        </table:table-row>
        <table:table-row table:style-name="ro1">
          <table:table-cell office:value-type="string">
            <text:p>VOITTO ENNEN SATUNNAISIA ERIÄ</text:p>
          </table:table-cell>
          <table:table-cell table:style-name="ce6" office:value-type="currency" office:currency="EUR" office:value="24074">
            <text:p>24 074,00 €</text:p>
          </table:table-cell>
          <table:table-cell table:style-name="ce6" office:value-type="currency" office:currency="EUR" office:value="9774">
            <text:p>9 774,00 €</text:p>
          </table:table-cell>
          <table:table-cell table:style-name="ce6" office:value-type="currency" office:currency="EUR" office:value="10919">
            <text:p>10 919,00 €</text:p>
          </table:table-cell>
          <table:table-cell table:number-columns-repeated="11"/>
        </table:table-row>
        <table:table-row table:style-name="ro1">
          <table:table-cell/>
          <table:table-cell table:style-name="ce6" table:number-columns-repeated="3"/>
          <table:table-cell table:number-columns-repeated="11"/>
        </table:table-row>
        <table:table-row table:style-name="ro1">
          <table:table-cell table:style-name="ce4" office:value-type="string">
            <text:p>satunnaiset erät</text:p>
          </table:table-cell>
          <table:table-cell table:number-columns-repeated="3" table:style-name="ce7"/>
          <table:table-cell table:number-columns-repeated="11"/>
        </table:table-row>
        <table:table-row table:style-name="ro1">
          <table:table-cell office:value-type="string">
            <text:p>VOITTO ENNEN TILINPÄÄSÖSIIRTOJA JA VEROJA</text:p>
          </table:table-cell>
          <table:table-cell table:style-name="ce6" office:value-type="currency" office:currency="EUR" office:value="24074">
            <text:p>24 074,00 €</text:p>
          </table:table-cell>
          <table:table-cell table:style-name="ce6" office:value-type="currency" office:currency="EUR" office:value="9774">
            <text:p>9 774,00 €</text:p>
          </table:table-cell>
          <table:table-cell table:style-name="ce6" office:value-type="currency" office:currency="EUR" office:value="10919">
            <text:p>10 919,00 €</text:p>
          </table:table-cell>
          <table:table-cell table:number-columns-repeated="11"/>
        </table:table-row>
        <table:table-row table:style-name="ro1">
          <table:table-cell/>
          <table:table-cell table:style-name="ce6" table:number-columns-repeated="3"/>
          <table:table-cell table:number-columns-repeated="11"/>
        </table:table-row>
        <table:table-row table:style-name="ro1">
          <table:table-cell office:value-type="string">
            <text:p>Tilinpäätössiirrot</text:p>
          </table:table-cell>
          <table:table-cell table:number-columns-repeated="2" table:style-name="ce6"/>
          <table:table-cell table:style-name="ce6" office:value-type="currency" office:currency="EUR" office:value="38">
            <text:p>38,00 €</text:p>
          </table:table-cell>
          <table:table-cell table:number-columns-repeated="11"/>
        </table:table-row>
        <table:table-row table:style-name="ro1">
          <table:table-cell office:value-type="string">
            <text:p>Tuloverot</text:p>
          </table:table-cell>
          <table:table-cell table:style-name="ce6" office:value-type="currency" office:currency="EUR" office:value="6608">
            <text:p>6 608,00 €</text:p>
          </table:table-cell>
          <table:table-cell table:style-name="ce6" office:value-type="currency" office:currency="EUR" office:value="2687">
            <text:p>2 687,00 €</text:p>
          </table:table-cell>
          <table:table-cell table:style-name="ce6" office:value-type="currency" office:currency="EUR" office:value="2977">
            <text:p>2 977,00 €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TILIKAUDEN VOITTO</text:p>
          </table:table-cell>
          <table:table-cell table:style-name="ce25" office:value-type="currency" office:currency="EUR" office:value="17466">
            <text:p>17 466,00 €</text:p>
          </table:table-cell>
          <table:table-cell table:style-name="ce25" office:value-type="currency" office:currency="EUR" office:value="7087">
            <text:p>7 087,00 €</text:p>
          </table:table-cell>
          <table:table-cell table:style-name="ce25" office:value-type="currency" office:currency="EUR" office:value="7943">
            <text:p>7 943,00 €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tria Oyj</text:p>
          </table:table-cell>
          <table:table-cell table:style-name="Default" table:number-columns-repeated="2"/>
          <table:table-cell/>
          <table:table-cell office:value-type="string">
            <text:p>TRENDIANALYYSI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2001">
            <text:p>2001</text:p>
          </table:table-cell>
          <table:table-cell table:style-name="Default" office:value-type="float" office:value="2000">
            <text:p>2000</text:p>
          </table:table-cell>
          <table:table-cell office:value-type="float" office:value="1999">
            <text:p>1999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TULOSLASKELMA</text:p>
          </table:table-cell>
          <table:table-cell table:style-name="ce24" table:number-columns-repeated="2"/>
          <table:table-cell table:style-name="ce25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office:value-type="string">
            <text:p>LIIKEVAIHTO</text:p>
          </table:table-cell>
          <table:table-cell table:formula="of:=[.B7]/[.D34]" office:value-type="percentage" office:value="1.12263759979357">
            <text:p>112,3%</text:p>
          </table:table-cell>
          <table:table-cell table:formula="of:=[.C7]/[.D34]" office:value-type="percentage" office:value="1.08174015487389">
            <text:p>108,2%</text:p>
          </table:table-cell>
          <table:table-cell table:style-name="ce6" office:value-type="currency" office:currency="EUR" office:value="383667">
            <text:p>383 667,00 €</text:p>
          </table:table-cell>
          <table:table-cell table:number-columns-repeated="11"/>
        </table:table-row>
        <table:table-row table:style-name="ro1">
          <table:table-cell office:value-type="string">
            <text:p>Varastojen muutos (+lisäys)</text:p>
          </table:table-cell>
          <table:table-cell table:formula="of:=[.B8]/[.D35]" office:value-type="percentage" office:value="0.760145091815915">
            <text:p>76,0%</text:p>
          </table:table-cell>
          <table:table-cell table:formula="of:=[.C8]/[.D35]" office:value-type="percentage" office:value="-2.11425980503287">
            <text:p>-211,4%</text:p>
          </table:table-cell>
          <table:table-cell table:style-name="ce6" office:value-type="currency" office:currency="EUR" office:value="4411">
            <text:p>4 411,00 €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iiketoiminnan muut tuotot</text:p>
          </table:table-cell>
          <table:table-cell table:style-name="ce11" table:formula="of:=[.B9]/[.D36]" office:value-type="percentage" office:value="1.16804979253112">
            <text:p>116,8%</text:p>
          </table:table-cell>
          <table:table-cell table:style-name="ce11" table:formula="of:=[.C9]/[.D36]" office:value-type="percentage" office:value="1.41078838174274">
            <text:p>141,1%</text:p>
          </table:table-cell>
          <table:table-cell table:style-name="ce7" office:value-type="currency" office:currency="EUR" office:value="482">
            <text:p>482,00 €</text:p>
          </table:table-cell>
          <table:table-cell table:number-columns-repeated="11"/>
        </table:table-row>
        <table:table-row table:style-name="ro1">
          <table:table-cell office:value-type="string">
            <text:p>Tuotot yhteensä 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office:value-type="string">
            <text:p>Materiaalit ja palvelut</text:p>
          </table:table-cell>
          <table:table-cell table:formula="of:=[.B12]/[.D39]" office:value-type="percentage" office:value="1.12080140320599">
            <text:p>112,1%</text:p>
          </table:table-cell>
          <table:table-cell table:formula="of:=[.C12]/[.D39]" office:value-type="percentage" office:value="1.02864097248928">
            <text:p>102,9%</text:p>
          </table:table-cell>
          <table:table-cell table:style-name="ce6" office:value-type="currency" office:currency="EUR" office:value="213226">
            <text:p>213 226,00 €</text:p>
          </table:table-cell>
          <table:table-cell table:number-columns-repeated="11"/>
        </table:table-row>
        <table:table-row table:style-name="ro1">
          <table:table-cell office:value-type="string">
            <text:p>henkilöstökulut yhteensä</text:p>
          </table:table-cell>
          <table:table-cell table:formula="of:=[.B13]/[.D40]" office:value-type="percentage" office:value="1.05421381940245">
            <text:p>105,4%</text:p>
          </table:table-cell>
          <table:table-cell table:formula="of:=[.C13]/[.D40]" office:value-type="percentage" office:value="1.05492959484642">
            <text:p>105,5%</text:p>
          </table:table-cell>
          <table:table-cell table:style-name="ce6" office:value-type="currency" office:currency="EUR" office:value="81031">
            <text:p>81 031,00 €</text:p>
          </table:table-cell>
          <table:table-cell table:number-columns-repeated="11"/>
        </table:table-row>
        <table:table-row table:style-name="ro1">
          <table:table-cell office:value-type="string">
            <text:p>poistot ja arvonalentumiset </text:p>
          </table:table-cell>
          <table:table-cell table:number-columns-repeated="2"/>
          <table:table-cell table:style-name="ce6"/>
          <table:table-cell table:number-columns-repeated="11"/>
        </table:table-row>
        <table:table-row table:style-name="ro1">
          <table:table-cell office:value-type="string">
            <text:p>Suunnitelmanmukaiset poistot</text:p>
          </table:table-cell>
          <table:table-cell table:formula="of:=[.B15]/[.D42]" office:value-type="percentage" office:value="1.21139240506329">
            <text:p>121,1%</text:p>
          </table:table-cell>
          <table:table-cell table:formula="of:=[.C15]/[.D42]" office:value-type="percentage" office:value="0.944527177959791">
            <text:p>94,5%</text:p>
          </table:table-cell>
          <table:table-cell table:style-name="ce6" office:value-type="currency" office:currency="EUR" office:value="13430">
            <text:p>13 430,00 €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iiketoiminan muut kulut</text:p>
          </table:table-cell>
          <table:table-cell table:style-name="ce11" table:formula="of:=[.B16]/[.D43]" office:value-type="percentage" office:value="1.0283271219043">
            <text:p>102,8%</text:p>
          </table:table-cell>
          <table:table-cell table:style-name="ce11" table:formula="of:=[.C16]/[.D43]" office:value-type="percentage" office:value="1.14280776628997">
            <text:p>114,3%</text:p>
          </table:table-cell>
          <table:table-cell table:style-name="ce7" office:value-type="currency" office:currency="EUR" office:value="66544">
            <text:p>66 544,00 €</text:p>
          </table:table-cell>
          <table:table-cell table:number-columns-repeated="11"/>
        </table:table-row>
        <table:table-row table:style-name="ro1">
          <table:table-cell office:value-type="string">
            <text:p>LIIKEVOITTO</text:p>
          </table:table-cell>
          <table:table-cell table:formula="of:=[.B17]/[.D44]" office:value-type="percentage" office:value="1.78163165608207">
            <text:p>178,2%</text:p>
          </table:table-cell>
          <table:table-cell table:formula="of:=[.C17]/[.D44]" office:value-type="percentage" office:value="0.895735920161909">
            <text:p>89,6%</text:p>
          </table:table-cell>
          <table:table-cell table:style-name="ce6" office:value-type="currency" office:currency="EUR" office:value="14329">
            <text:p>14 329,00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table:style-name="ce4" office:value-type="string">
            <text:p>rahoitustuotot ja -kulut</text:p>
          </table:table-cell>
          <table:table-cell table:style-name="ce11" table:formula="of:=[.B19]/[.D46]" office:value-type="percentage" office:value="0.426811381636844">
            <text:p>42,7%</text:p>
          </table:table-cell>
          <table:table-cell table:style-name="ce11" table:formula="of:=[.C19]/[.D46]" office:value-type="percentage" office:value="0.897917277794075">
            <text:p>89,8%</text:p>
          </table:table-cell>
          <table:table-cell table:style-name="ce7" office:value-type="currency" office:currency="EUR" office:value="3409">
            <text:p>3 409,00 €</text:p>
          </table:table-cell>
          <table:table-cell table:number-columns-repeated="11"/>
        </table:table-row>
        <table:table-row table:style-name="ro1">
          <table:table-cell office:value-type="string">
            <text:p>VOITTO ENNEN SATUNNAISIA ERIÄ</text:p>
          </table:table-cell>
          <table:table-cell table:formula="of:=[.B20]/[.D47]" office:value-type="percentage" office:value="2.20478065756937">
            <text:p>220,5%</text:p>
          </table:table-cell>
          <table:table-cell table:formula="of:=[.C20]/[.D47]" office:value-type="percentage" office:value="0.895136917300119">
            <text:p>89,5%</text:p>
          </table:table-cell>
          <table:table-cell table:style-name="ce6" office:value-type="currency" office:currency="EUR" office:value="10919">
            <text:p>10 919,00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table:style-name="ce4" office:value-type="string">
            <text:p>satunnaiset erät</text:p>
          </table:table-cell>
          <table:table-cell table:style-name="ce11" table:number-columns-repeated="2"/>
          <table:table-cell table:style-name="ce7"/>
          <table:table-cell table:number-columns-repeated="11"/>
        </table:table-row>
        <table:table-row table:style-name="ro1">
          <table:table-cell office:value-type="string">
            <text:p>VOITTO ENNEN TILINPÄÄSÖSIIRTOJA JA VEROJA</text:p>
          </table:table-cell>
          <table:table-cell table:formula="of:=[.B23]/[.D50]" office:value-type="percentage" office:value="2.20478065756937">
            <text:p>220,5%</text:p>
          </table:table-cell>
          <table:table-cell table:formula="of:=[.C23]/[.D50]" office:value-type="percentage" office:value="0.895136917300119">
            <text:p>89,5%</text:p>
          </table:table-cell>
          <table:table-cell table:style-name="ce6" office:value-type="currency" office:currency="EUR" office:value="10919">
            <text:p>10 919,00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office:value-type="string">
            <text:p>Tilinpäätössiirrot</text:p>
          </table:table-cell>
          <table:table-cell table:formula="of:=[.B25]/[.D52]" office:value-type="percentage" office:value="0">
            <text:p>0,0%</text:p>
          </table:table-cell>
          <table:table-cell table:formula="of:=[.C25]/[.D52]" office:value-type="percentage" office:value="0">
            <text:p>0,0%</text:p>
          </table:table-cell>
          <table:table-cell table:style-name="ce6" office:value-type="currency" office:currency="EUR" office:value="38">
            <text:p>38,00 €</text:p>
          </table:table-cell>
          <table:table-cell table:number-columns-repeated="11"/>
        </table:table-row>
        <table:table-row table:style-name="ro1">
          <table:table-cell office:value-type="string">
            <text:p>Tuloverot</text:p>
          </table:table-cell>
          <table:table-cell table:formula="of:=[.B26]/[.D53]" office:value-type="percentage" office:value="2.21968424588512">
            <text:p>222,0%</text:p>
          </table:table-cell>
          <table:table-cell table:formula="of:=[.C26]/[.D53]" office:value-type="percentage" office:value="0.902586496472959">
            <text:p>90,3%</text:p>
          </table:table-cell>
          <table:table-cell table:style-name="ce6" office:value-type="currency" office:currency="EUR" office:value="2977">
            <text:p>2 977,00 €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TILIKAUDEN VOITTO</text:p>
          </table:table-cell>
          <table:table-cell table:style-name="ce24" table:formula="of:=[.B27]/[.D54]" office:value-type="percentage" office:value="2.19891728566033">
            <text:p>219,9%</text:p>
          </table:table-cell>
          <table:table-cell table:style-name="ce24" table:formula="of:=[.C27]/[.D54]" office:value-type="percentage" office:value="0.892232154097948">
            <text:p>89,2%</text:p>
          </table:table-cell>
          <table:table-cell table:style-name="ce25" office:value-type="currency" office:currency="EUR" office:value="7943">
            <text:p>7 943,00 €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tria Oyj</text:p>
          </table:table-cell>
          <table:table-cell table:style-name="Default" table:number-columns-repeated="2"/>
          <table:table-cell/>
          <table:table-cell office:value-type="string">
            <text:p>PROSENTTILUKUMUOTO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float" office:value="2001">
            <text:p>2001</text:p>
          </table:table-cell>
          <table:table-cell table:style-name="Default" office:value-type="float" office:value="2000">
            <text:p>2000</text:p>
          </table:table-cell>
          <table:table-cell office:value-type="float" office:value="1999">
            <text:p>1999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TULOSLASKELMA</text:p>
          </table:table-cell>
          <table:table-cell table:style-name="ce24" table:number-columns-repeated="2"/>
          <table:table-cell table:style-name="ce25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1"/>
        </table:table-row>
        <table:table-row table:style-name="ro1">
          <table:table-cell office:value-type="string">
            <text:p>LIIKEVAIHTO</text:p>
          </table:table-cell>
          <table:table-cell table:number-columns-repeated="2" office:value-type="percentage" office:value="1">
            <text:p>100,0%</text:p>
          </table:table-cell>
          <table:table-cell table:style-name="ce8" office:value-type="percentage" office:value="1">
            <text:p>100,0%</text:p>
          </table:table-cell>
          <table:table-cell table:number-columns-repeated="11"/>
        </table:table-row>
        <table:table-row table:style-name="ro1">
          <table:table-cell office:value-type="string">
            <text:p>Varastojen muutos (+lisäys)</text:p>
          </table:table-cell>
          <table:table-cell table:formula="of:=[.B8]/[.$B$7]" office:value-type="percentage" office:value="0.00778465774669796">
            <text:p>0,8%</text:p>
          </table:table-cell>
          <table:table-cell table:formula="of:=[.C8]/[.$C$7]" office:value-type="percentage" office:value="-0.0224707730562757">
            <text:p>-2,2%</text:p>
          </table:table-cell>
          <table:table-cell table:style-name="ce8" table:formula="of:=[.D8]/[.$D$7]" office:value-type="percentage" office:value="0.0114969491772813">
            <text:p>1,1%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iiketoiminnan muut tuotot</text:p>
          </table:table-cell>
          <table:table-cell table:style-name="ce11" table:formula="of:=[.B9]/[.$B$7]" office:value-type="percentage" office:value="0.00130711670485862">
            <text:p>0,1%</text:p>
          </table:table-cell>
          <table:table-cell table:style-name="ce11" table:formula="of:=[.C9]/[.$C$7]" office:value-type="percentage" office:value="0.00163844367127037">
            <text:p>0,2%</text:p>
          </table:table-cell>
          <table:table-cell table:style-name="ce11" table:formula="of:=[.D9]/[.$D$7]" office:value-type="percentage" office:value="0.00125629777906362">
            <text:p>0,1%</text:p>
          </table:table-cell>
          <table:table-cell table:number-columns-repeated="11"/>
        </table:table-row>
        <table:table-row table:style-name="ro1">
          <table:table-cell office:value-type="string">
            <text:p>Tuotot yhteensä </text:p>
          </table:table-cell>
          <table:table-cell table:formula="of:=[.B10]/[.$B$7]" office:value-type="percentage" office:value="0">
            <text:p>0,0%</text:p>
          </table:table-cell>
          <table:table-cell table:formula="of:=[.C10]/[.$C$7]" office:value-type="percentage" office:value="0">
            <text:p>0,0%</text:p>
          </table:table-cell>
          <table:table-cell table:style-name="ce8" table:formula="of:=[.D10]/[.$D$7]" office:value-type="percentage" office:value="0">
            <text:p>0,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Materiaalit ja palvelut</text:p>
          </table:table-cell>
          <table:table-cell table:formula="of:=[.B12]/[.$B$7]" office:value-type="percentage" office:value="0.554848985069152">
            <text:p>55,5%</text:p>
          </table:table-cell>
          <table:table-cell table:formula="of:=[.C12]/[.$C$7]" office:value-type="percentage" office:value="0.528477596692271">
            <text:p>52,8%</text:p>
          </table:table-cell>
          <table:table-cell table:style-name="ce8" table:formula="of:=[.D12]/[.$D$7]" office:value-type="percentage" office:value="0.555757988046926">
            <text:p>55,6%</text:p>
          </table:table-cell>
          <table:table-cell table:number-columns-repeated="11"/>
        </table:table-row>
        <table:table-row table:style-name="ro1">
          <table:table-cell office:value-type="string">
            <text:p>henkilöstökulut yhteensä</text:p>
          </table:table-cell>
          <table:table-cell table:formula="of:=[.B13]/[.$B$7]" office:value-type="percentage" office:value="0.198328840845191">
            <text:p>19,8%</text:p>
          </table:table-cell>
          <table:table-cell table:formula="of:=[.C13]/[.$C$7]" office:value-type="percentage" office:value="0.205966826334609">
            <text:p>20,6%</text:p>
          </table:table-cell>
          <table:table-cell table:style-name="ce8" table:formula="of:=[.D13]/[.$D$7]" office:value-type="percentage" office:value="0.211201380363701">
            <text:p>21,1%</text:p>
          </table:table-cell>
          <table:table-cell table:number-columns-repeated="11"/>
        </table:table-row>
        <table:table-row table:style-name="ro1">
          <table:table-cell office:value-type="string">
            <text:p>poistot ja arvonalentumiset </text:p>
          </table:table-cell>
          <table:table-cell table:formula="of:=[.B14]/[.$B$7]" office:value-type="percentage" office:value="0">
            <text:p>0,0%</text:p>
          </table:table-cell>
          <table:table-cell table:formula="of:=[.C14]/[.$C$7]" office:value-type="percentage" office:value="0">
            <text:p>0,0%</text:p>
          </table:table-cell>
          <table:table-cell table:style-name="ce8" table:formula="of:=[.D14]/[.$D$7]" office:value-type="percentage" office:value="0">
            <text:p>0,0%</text:p>
          </table:table-cell>
          <table:table-cell table:number-columns-repeated="11"/>
        </table:table-row>
        <table:table-row table:style-name="ro1">
          <table:table-cell office:value-type="string">
            <text:p>Suunnitelmanmukaiset poistot</text:p>
          </table:table-cell>
          <table:table-cell table:formula="of:=[.B15]/[.$B$7]" office:value-type="percentage" office:value="0.0377717258816073">
            <text:p>3,8%</text:p>
          </table:table-cell>
          <table:table-cell table:formula="of:=[.C15]/[.$C$7]" office:value-type="percentage" office:value="0.0305642028971539">
            <text:p>3,1%</text:p>
          </table:table-cell>
          <table:table-cell table:style-name="ce8" table:formula="of:=[.D15]/[.$D$7]" office:value-type="percentage" office:value="0.035004313636565">
            <text:p>3,5%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iiketoiminan muut kulut</text:p>
          </table:table-cell>
          <table:table-cell table:style-name="ce11" table:formula="of:=[.B16]/[.$B$7]" office:value-type="percentage" office:value="0.158871561273127">
            <text:p>15,9%</text:p>
          </table:table-cell>
          <table:table-cell table:style-name="ce11" table:formula="of:=[.C16]/[.$C$7]" office:value-type="percentage" office:value="0.183233420395732">
            <text:p>18,3%</text:p>
          </table:table-cell>
          <table:table-cell table:style-name="ce11" table:formula="of:=[.D16]/[.$D$7]" office:value-type="percentage" office:value="0.173442073464749">
            <text:p>17,3%</text:p>
          </table:table-cell>
          <table:table-cell table:number-columns-repeated="11"/>
        </table:table-row>
        <table:table-row table:style-name="ro1">
          <table:table-cell office:value-type="string">
            <text:p>LIIKEVOITTO</text:p>
          </table:table-cell>
          <table:table-cell table:formula="of:=[.B17]/[.$B$7]" office:value-type="percentage" office:value="0.0592706613824791">
            <text:p>5,9%</text:p>
          </table:table-cell>
          <table:table-cell table:formula="of:=[.C17]/[.$C$7]" office:value-type="percentage" office:value="0.0309256242952283">
            <text:p>3,1%</text:p>
          </table:table-cell>
          <table:table-cell table:style-name="ce8" table:formula="of:=[.D17]/[.$D$7]" office:value-type="percentage" office:value="0.0373474914444036">
            <text:p>3,7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table:style-name="ce4" office:value-type="string">
            <text:p>rahoitustuotot ja -kulut</text:p>
          </table:table-cell>
          <table:table-cell table:style-name="ce11" table:formula="of:=[.B19]/[.$B$7]" office:value-type="percentage" office:value="0.00337807247880869">
            <text:p>0,3%</text:p>
          </table:table-cell>
          <table:table-cell table:style-name="ce11" table:formula="of:=[.C19]/[.$C$7]" office:value-type="percentage" office:value="0.00737540599670384">
            <text:p>0,7%</text:p>
          </table:table-cell>
          <table:table-cell table:style-name="ce11" table:formula="of:=[.D19]/[.$D$7]" office:value-type="percentage" office:value="0.00888530939590843">
            <text:p>0,9%</text:p>
          </table:table-cell>
          <table:table-cell table:number-columns-repeated="11"/>
        </table:table-row>
        <table:table-row table:style-name="ro1">
          <table:table-cell office:value-type="string">
            <text:p>VOITTO ENNEN SATUNNAISIA ERIÄ</text:p>
          </table:table-cell>
          <table:table-cell table:formula="of:=[.B20]/[.$B$7]" office:value-type="percentage" office:value="0.0558925889036704">
            <text:p>5,6%</text:p>
          </table:table-cell>
          <table:table-cell table:formula="of:=[.C20]/[.$C$7]" office:value-type="percentage" office:value="0.0235502182985244">
            <text:p>2,4%</text:p>
          </table:table-cell>
          <table:table-cell table:style-name="ce8" table:formula="of:=[.D20]/[.$D$7]" office:value-type="percentage" office:value="0.0284595756215677">
            <text:p>2,8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table:style-name="ce4" office:value-type="string">
            <text:p>satunnaiset erät</text:p>
          </table:table-cell>
          <table:table-cell table:style-name="ce11" table:formula="of:=[.B22]/[.$B$7]" office:value-type="percentage" office:value="0">
            <text:p>0,0%</text:p>
          </table:table-cell>
          <table:table-cell table:style-name="ce11" table:formula="of:=[.C22]/[.$C$7]" office:value-type="percentage" office:value="0">
            <text:p>0,0%</text:p>
          </table:table-cell>
          <table:table-cell table:style-name="ce11" table:formula="of:=[.D22]/[.$D$7]" office:value-type="percentage" office:value="0">
            <text:p>0,0%</text:p>
          </table:table-cell>
          <table:table-cell table:number-columns-repeated="11"/>
        </table:table-row>
        <table:table-row table:style-name="ro1">
          <table:table-cell office:value-type="string">
            <text:p>VOITTO ENNEN TILINPÄÄSÖSIIRTOJA JA VEROJA</text:p>
          </table:table-cell>
          <table:table-cell table:formula="of:=[.B23]/[.$B$7]" office:value-type="percentage" office:value="0.0558925889036704">
            <text:p>5,6%</text:p>
          </table:table-cell>
          <table:table-cell table:formula="of:=[.C23]/[.$C$7]" office:value-type="percentage" office:value="0.0235502182985244">
            <text:p>2,4%</text:p>
          </table:table-cell>
          <table:table-cell table:style-name="ce8" table:formula="of:=[.D23]/[.$D$7]" office:value-type="percentage" office:value="0.0284595756215677">
            <text:p>2,8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Tilinpäätössiirrot</text:p>
          </table:table-cell>
          <table:table-cell table:formula="of:=[.B25]/[.$B$7]" office:value-type="percentage" office:value="0">
            <text:p>0,0%</text:p>
          </table:table-cell>
          <table:table-cell table:formula="of:=[.C25]/[.$C$7]" office:value-type="percentage" office:value="0">
            <text:p>0,0%</text:p>
          </table:table-cell>
          <table:table-cell table:style-name="ce8" table:formula="of:=[.D25]/[.$D$7]" office:value-type="percentage" office:value="0.0000990442232456792">
            <text:p>0,0%</text:p>
          </table:table-cell>
          <table:table-cell table:number-columns-repeated="11"/>
        </table:table-row>
        <table:table-row table:style-name="ro1">
          <table:table-cell office:value-type="string">
            <text:p>Tuloverot</text:p>
          </table:table-cell>
          <table:table-cell table:formula="of:=[.B26]/[.$B$7]" office:value-type="percentage" office:value="0.0153417889621772">
            <text:p>1,5%</text:p>
          </table:table-cell>
          <table:table-cell table:formula="of:=[.C26]/[.$C$7]" office:value-type="percentage" office:value="0.00647426197750513">
            <text:p>0,6%</text:p>
          </table:table-cell>
          <table:table-cell table:style-name="ce8" table:formula="of:=[.D26]/[.$D$7]" office:value-type="percentage" office:value="0.00775933296322071">
            <text:p>0,8%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TILIKAUDEN VOITTO</text:p>
          </table:table-cell>
          <table:table-cell table:style-name="ce24" table:formula="of:=[.B27]/[.$B$7]" office:value-type="percentage" office:value="0.0405507999414932">
            <text:p>4,1%</text:p>
          </table:table-cell>
          <table:table-cell table:style-name="ce24" table:formula="of:=[.C27]/[.$C$7]" office:value-type="percentage" office:value="0.0170759563210193">
            <text:p>1,7%</text:p>
          </table:table-cell>
          <table:table-cell table:style-name="ce24" table:formula="of:=[.D27]/[.$D$7]" office:value-type="percentage" office:value="0.0207028490852745">
            <text:p>2,1%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2" office:value-type="string">
            <text:p>TASE</text:p>
          </table:table-cell>
          <table:table-cell table:style-name="ce24" table:number-columns-repeated="2"/>
          <table:table-cell table:style-name="ce25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Vastaava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PYSYVÄT VASTAAVA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ineettomat hyödykkee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ineettomat oikeudet </text:p>
          </table:table-cell>
          <table:table-cell table:style-name="Default" office:value-type="float" office:value="1043">
            <text:p>1043</text:p>
          </table:table-cell>
          <table:table-cell table:style-name="Default" office:value-type="float" office:value="1392">
            <text:p>1392</text:p>
          </table:table-cell>
          <table:table-cell office:value-type="float" office:value="1906">
            <text:p>1906</text:p>
          </table:table-cell>
          <table:table-cell table:number-columns-repeated="11"/>
        </table:table-row>
        <table:table-row table:style-name="ro1">
          <table:table-cell office:value-type="string">
            <text:p>liikearvo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string">
            <text:p>muut pitkävaikutteiset menot</text:p>
          </table:table-cell>
          <table:table-cell table:style-name="ce4" office:value-type="float" office:value="4860">
            <text:p>4860</text:p>
          </table:table-cell>
          <table:table-cell table:style-name="ce4" office:value-type="float" office:value="3530">
            <text:p>3530</text:p>
          </table:table-cell>
          <table:table-cell table:style-name="ce4" office:value-type="float" office:value="2156">
            <text:p>2156</text:p>
          </table:table-cell>
          <table:table-cell table:number-columns-repeated="11"/>
        </table:table-row>
        <table:table-row table:style-name="ro1">
          <table:table-cell office:value-type="string">
            <text:p>aineettomat hyödykkeet yhteensä</text:p>
          </table:table-cell>
          <table:table-cell table:style-name="Default" office:value-type="float" office:value="5903">
            <text:p>5903</text:p>
          </table:table-cell>
          <table:table-cell table:style-name="Default" office:value-type="float" office:value="4922">
            <text:p>4922</text:p>
          </table:table-cell>
          <table:table-cell office:value-type="float" office:value="4062">
            <text:p>406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ineelliset hyödykkeet</text:p>
          </table:table-cell>
          <table:table-cell table:style-name="Default" office:value-type="float" office:value="184891">
            <text:p>184891</text:p>
          </table:table-cell>
          <table:table-cell table:style-name="Default" office:value-type="float" office:value="184855">
            <text:p>184855</text:p>
          </table:table-cell>
          <table:table-cell office:value-type="float" office:value="171320">
            <text:p>17132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sijoitukset</text:p>
          </table:table-cell>
          <table:table-cell table:number-columns-repeated="2" table:style-name="Default"/>
          <table:table-cell/>
          <table:table-cell table:number-columns-repeated="11"/>
        </table:table-row>
        <table:table-row table:style-name="ro1">
          <table:table-cell office:value-type="string">
            <text:p>osuudet saman konsernin yrityksesta</text:p>
          </table:table-cell>
          <table:table-cell table:style-name="Default" office:value-type="float" office:value="60906">
            <text:p>60906</text:p>
          </table:table-cell>
          <table:table-cell table:style-name="Default" office:value-type="float" office:value="60921">
            <text:p>60921</text:p>
          </table:table-cell>
          <table:table-cell office:value-type="float" office:value="58662">
            <text:p>58662</text:p>
          </table:table-cell>
          <table:table-cell table:number-columns-repeated="11"/>
        </table:table-row>
        <table:table-row table:style-name="ro1">
          <table:table-cell office:value-type="string">
            <text:p>osuudet omistusyhteysyrityksessä</text:p>
          </table:table-cell>
          <table:table-cell table:style-name="Default" office:value-type="float" office:value="2854">
            <text:p>2854</text:p>
          </table:table-cell>
          <table:table-cell table:style-name="Default" office:value-type="float" office:value="1950">
            <text:p>1950</text:p>
          </table:table-cell>
          <table:table-cell office:value-type="float" office:value="1873">
            <text:p>1873</text:p>
          </table:table-cell>
          <table:table-cell table:number-columns-repeated="11"/>
        </table:table-row>
        <table:table-row table:style-name="ro1">
          <table:table-cell office:value-type="string">
            <text:p>muut osakkeet ja osuudet</text:p>
          </table:table-cell>
          <table:table-cell table:number-columns-repeated="3" table:style-name="ce4" office:value-type="float" office:value="986">
            <text:p>986</text:p>
          </table:table-cell>
          <table:table-cell table:number-columns-repeated="11"/>
        </table:table-row>
        <table:table-row table:style-name="ro1">
          <table:table-cell office:value-type="string">
            <text:p>sijoitukset yhteensä</text:p>
          </table:table-cell>
          <table:table-cell table:style-name="Default" office:value-type="float" office:value="64746">
            <text:p>64746</text:p>
          </table:table-cell>
          <table:table-cell table:style-name="Default" office:value-type="float" office:value="63857">
            <text:p>63857</text:p>
          </table:table-cell>
          <table:table-cell office:value-type="float" office:value="61521">
            <text:p>6152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VAIHTUVAT VASTAAVA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Vaihto-omaisuus</text:p>
          </table:table-cell>
          <table:table-cell table:style-name="Default" office:value-type="float" office:value="21249">
            <text:p>21249</text:p>
          </table:table-cell>
          <table:table-cell table:style-name="Default" office:value-type="float" office:value="17916">
            <text:p>17916</text:p>
          </table:table-cell>
          <table:table-cell office:value-type="float" office:value="26172">
            <text:p>26172</text:p>
          </table:table-cell>
          <table:table-cell table:number-columns-repeated="11"/>
        </table:table-row>
        <table:table-row table:style-name="ro1">
          <table:table-cell office:value-type="string">
            <text:p>lyhytaikaiset saamiset</text:p>
          </table:table-cell>
          <table:table-cell table:style-name="Default" office:value-type="float" office:value="47204">
            <text:p>47204</text:p>
          </table:table-cell>
          <table:table-cell table:style-name="Default" office:value-type="float" office:value="46179">
            <text:p>46179</text:p>
          </table:table-cell>
          <table:table-cell office:value-type="float" office:value="43246">
            <text:p>43246</text:p>
          </table:table-cell>
          <table:table-cell table:number-columns-repeated="11"/>
        </table:table-row>
        <table:table-row table:style-name="ro1">
          <table:table-cell office:value-type="string">
            <text:p>rahat ja pankkisaamiset</text:p>
          </table:table-cell>
          <table:table-cell table:style-name="Default" office:value-type="float" office:value="6939">
            <text:p>6939</text:p>
          </table:table-cell>
          <table:table-cell table:style-name="Default" office:value-type="float" office:value="4304">
            <text:p>4304</text:p>
          </table:table-cell>
          <table:table-cell office:value-type="float" office:value="6731">
            <text:p>673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VASTAAVAA YHTEENSÄ</text:p>
          </table:table-cell>
          <table:table-cell table:style-name="ce4" office:value-type="float" office:value="330932">
            <text:p>330932</text:p>
          </table:table-cell>
          <table:table-cell table:style-name="ce4" office:value-type="float" office:value="322033">
            <text:p>322033</text:p>
          </table:table-cell>
          <table:table-cell table:style-name="ce4" office:value-type="float" office:value="313593">
            <text:p>313593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Vastattava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3" office:value-type="string">
            <text:p>OMA PÄÄOM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Osakepääoma</text:p>
          </table:table-cell>
          <table:table-cell table:style-name="Default" office:value-type="float" office:value="26893">
            <text:p>26893</text:p>
          </table:table-cell>
          <table:table-cell table:style-name="Default" office:value-type="float" office:value="26606">
            <text:p>26606</text:p>
          </table:table-cell>
          <table:table-cell office:value-type="float" office:value="26606">
            <text:p>26606</text:p>
          </table:table-cell>
          <table:table-cell table:number-columns-repeated="11"/>
        </table:table-row>
        <table:table-row table:style-name="ro1">
          <table:table-cell office:value-type="string">
            <text:p>ylikurssirahasto</text:p>
          </table:table-cell>
          <table:table-cell table:number-columns-repeated="2" table:style-name="Default" office:value-type="float" office:value="86951">
            <text:p>86951</text:p>
          </table:table-cell>
          <table:table-cell office:value-type="float" office:value="86951">
            <text:p>86951</text:p>
          </table:table-cell>
          <table:table-cell table:number-columns-repeated="11"/>
        </table:table-row>
        <table:table-row table:style-name="ro1">
          <table:table-cell office:value-type="string">
            <text:p>edelliste tilikausien voitto</text:p>
          </table:table-cell>
          <table:table-cell table:style-name="Default" office:value-type="float" office:value="25913">
            <text:p>25913</text:p>
          </table:table-cell>
          <table:table-cell table:style-name="Default" office:value-type="float" office:value="23104">
            <text:p>23104</text:p>
          </table:table-cell>
          <table:table-cell office:value-type="float" office:value="19115">
            <text:p>19115</text:p>
          </table:table-cell>
          <table:table-cell table:number-columns-repeated="11"/>
        </table:table-row>
        <table:table-row table:style-name="ro1">
          <table:table-cell office:value-type="string">
            <text:p>Tilikauden voitto.</text:p>
          </table:table-cell>
          <table:table-cell table:style-name="ce4" office:value-type="float" office:value="17466">
            <text:p>17466</text:p>
          </table:table-cell>
          <table:table-cell table:style-name="ce4" office:value-type="float" office:value="7087">
            <text:p>7087</text:p>
          </table:table-cell>
          <table:table-cell table:style-name="ce4" office:value-type="float" office:value="7980">
            <text:p>7980</text:p>
          </table:table-cell>
          <table:table-cell table:number-columns-repeated="11"/>
        </table:table-row>
        <table:table-row table:style-name="ro1">
          <table:table-cell office:value-type="string">
            <text:p>Oma pääoma yhteensä</text:p>
          </table:table-cell>
          <table:table-cell table:style-name="Default" office:value-type="float" office:value="157223">
            <text:p>157223</text:p>
          </table:table-cell>
          <table:table-cell table:style-name="Default" office:value-type="float" office:value="143748">
            <text:p>143748</text:p>
          </table:table-cell>
          <table:table-cell office:value-type="float" office:value="140652">
            <text:p>14065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TILINPÄÄTÖSSIIRTOJEN KERTYMÄ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poistoero</text:p>
          </table:table-cell>
          <table:table-cell table:number-columns-repeated="2" table:style-name="Default" office:value-type="float" office:value="35431">
            <text:p>35431</text:p>
          </table:table-cell>
          <table:table-cell office:value-type="float" office:value="35431">
            <text:p>3543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VIERAS PÄÄOM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pitkäaikainen</text:p>
          </table:table-cell>
          <table:table-cell table:style-name="Default" office:value-type="float" office:value="57590">
            <text:p>57590</text:p>
          </table:table-cell>
          <table:table-cell table:style-name="Default" office:value-type="float" office:value="63050">
            <text:p>63050</text:p>
          </table:table-cell>
          <table:table-cell office:value-type="float" office:value="63483">
            <text:p>63483</text:p>
          </table:table-cell>
          <table:table-cell table:number-columns-repeated="11"/>
        </table:table-row>
        <table:table-row table:style-name="ro1">
          <table:table-cell office:value-type="string">
            <text:p>lyhytaikainen</text:p>
          </table:table-cell>
          <table:table-cell table:style-name="Default" office:value-type="float" office:value="80688">
            <text:p>80688</text:p>
          </table:table-cell>
          <table:table-cell table:style-name="Default" office:value-type="float" office:value="79804">
            <text:p>79804</text:p>
          </table:table-cell>
          <table:table-cell office:value-type="float" office:value="74027">
            <text:p>74027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VASTATTAVAA YHTEENSÄ</text:p>
          </table:table-cell>
          <table:table-cell table:style-name="ce4" office:value-type="float" office:value="330932">
            <text:p>330932</text:p>
          </table:table-cell>
          <table:table-cell table:style-name="ce4" office:value-type="float" office:value="322033">
            <text:p>322033</text:p>
          </table:table-cell>
          <table:table-cell table:style-name="ce4" office:value-type="float" office:value="313593">
            <text:p>313593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2" office:value-type="string">
            <text:p>TASE</text:p>
          </table:table-cell>
          <table:table-cell table:style-name="ce24" table:number-columns-repeated="2"/>
          <table:table-cell table:style-name="ce25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Vastaava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PYSYVÄT VASTAAVA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ineettomat hyödykkeet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ineettomat oikeudet </text:p>
          </table:table-cell>
          <table:table-cell table:formula="of:=[.B89]/[.D89]" office:value-type="percentage" office:value="0.547219307450157">
            <text:p>54,7%</text:p>
          </table:table-cell>
          <table:table-cell table:formula="of:=[.C89]/[.D89]" office:value-type="percentage" office:value="0.730325288562434">
            <text:p>73,0%</text:p>
          </table:table-cell>
          <table:table-cell office:value-type="float" office:value="1906">
            <text:p>1906</text:p>
          </table:table-cell>
          <table:table-cell table:number-columns-repeated="11"/>
        </table:table-row>
        <table:table-row table:style-name="ro1">
          <table:table-cell office:value-type="string">
            <text:p>liikearvo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muut pitkävaikutteiset menot</text:p>
          </table:table-cell>
          <table:table-cell table:style-name="ce11" table:formula="of:=[.B91]/[.D91]" office:value-type="percentage" office:value="2.25417439703154">
            <text:p>225,4%</text:p>
          </table:table-cell>
          <table:table-cell table:style-name="ce11" table:formula="of:=[.C91]/[.D91]" office:value-type="percentage" office:value="1.63729128014842">
            <text:p>163,7%</text:p>
          </table:table-cell>
          <table:table-cell table:style-name="ce4" office:value-type="float" office:value="2156">
            <text:p>2156</text:p>
          </table:table-cell>
          <table:table-cell table:number-columns-repeated="11"/>
        </table:table-row>
        <table:table-row table:style-name="ro1">
          <table:table-cell office:value-type="string">
            <text:p>aineettomat hyödykkeet yhteensä</text:p>
          </table:table-cell>
          <table:table-cell table:formula="of:=[.B92]/[.D92]" office:value-type="percentage" office:value="1.45322501230921">
            <text:p>145,3%</text:p>
          </table:table-cell>
          <table:table-cell table:formula="of:=[.C92]/[.D92]" office:value-type="percentage" office:value="1.21171836533727">
            <text:p>121,2%</text:p>
          </table:table-cell>
          <table:table-cell office:value-type="float" office:value="4062">
            <text:p>406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aineelliset hyödykkeet</text:p>
          </table:table-cell>
          <table:table-cell table:formula="of:=[.B94]/[.D94]" office:value-type="percentage" office:value="1.07921433574597">
            <text:p>107,9%</text:p>
          </table:table-cell>
          <table:table-cell table:formula="of:=[.C94]/[.D94]" office:value-type="percentage" office:value="1.07900420266169">
            <text:p>107,9%</text:p>
          </table:table-cell>
          <table:table-cell office:value-type="float" office:value="171320">
            <text:p>17132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ijoitukset</text:p>
          </table:table-cell>
          <table:table-cell table:number-columns-repeated="14"/>
        </table:table-row>
        <table:table-row table:style-name="ro1">
          <table:table-cell office:value-type="string">
            <text:p>osuudet saman konsernin yrityksesta</text:p>
          </table:table-cell>
          <table:table-cell table:formula="of:=[.B97]/[.D97]" office:value-type="percentage" office:value="1.03825304285568">
            <text:p>103,8%</text:p>
          </table:table-cell>
          <table:table-cell table:formula="of:=[.C97]/[.D97]" office:value-type="percentage" office:value="1.03850874501381">
            <text:p>103,9%</text:p>
          </table:table-cell>
          <table:table-cell office:value-type="float" office:value="58662">
            <text:p>58662</text:p>
          </table:table-cell>
          <table:table-cell table:number-columns-repeated="11"/>
        </table:table-row>
        <table:table-row table:style-name="ro1">
          <table:table-cell office:value-type="string">
            <text:p>osuudet omistusyhteysyrityksessä</text:p>
          </table:table-cell>
          <table:table-cell table:formula="of:=[.B98]/[.D98]" office:value-type="percentage" office:value="1.52375867592098">
            <text:p>152,4%</text:p>
          </table:table-cell>
          <table:table-cell table:formula="of:=[.C98]/[.D98]" office:value-type="percentage" office:value="1.04111051788574">
            <text:p>104,1%</text:p>
          </table:table-cell>
          <table:table-cell office:value-type="float" office:value="1873">
            <text:p>1873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muut osakkeet ja osuudet</text:p>
          </table:table-cell>
          <table:table-cell table:style-name="ce11" table:formula="of:=[.B99]/[.D99]" office:value-type="percentage" office:value="1">
            <text:p>100,0%</text:p>
          </table:table-cell>
          <table:table-cell table:style-name="ce11" table:formula="of:=[.C99]/[.D99]" office:value-type="percentage" office:value="1">
            <text:p>100,0%</text:p>
          </table:table-cell>
          <table:table-cell table:style-name="ce4" office:value-type="float" office:value="986">
            <text:p>986</text:p>
          </table:table-cell>
          <table:table-cell table:number-columns-repeated="11"/>
        </table:table-row>
        <table:table-row table:style-name="ro1">
          <table:table-cell office:value-type="string">
            <text:p>sijoitukset yhteensä</text:p>
          </table:table-cell>
          <table:table-cell table:formula="of:=[.B100]/[.D100]" office:value-type="percentage" office:value="1.05242112449408">
            <text:p>105,2%</text:p>
          </table:table-cell>
          <table:table-cell table:formula="of:=[.C100]/[.D100]" office:value-type="percentage" office:value="1.03797077420718">
            <text:p>103,8%</text:p>
          </table:table-cell>
          <table:table-cell office:value-type="float" office:value="61521">
            <text:p>6152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VAIHTUVAT VASTAAVAT</text:p>
          </table:table-cell>
          <table:table-cell table:number-columns-repeated="14"/>
        </table:table-row>
        <table:table-row table:style-name="ro1">
          <table:table-cell office:value-type="string">
            <text:p>Vaihto-omaisuus</text:p>
          </table:table-cell>
          <table:table-cell table:formula="of:=[.B103]/[.D103]" office:value-type="percentage" office:value="0.811898211829436">
            <text:p>81,2%</text:p>
          </table:table-cell>
          <table:table-cell table:formula="of:=[.C103]/[.D103]" office:value-type="percentage" office:value="0.684548372306282">
            <text:p>68,5%</text:p>
          </table:table-cell>
          <table:table-cell office:value-type="float" office:value="26172">
            <text:p>26172</text:p>
          </table:table-cell>
          <table:table-cell table:number-columns-repeated="11"/>
        </table:table-row>
        <table:table-row table:style-name="ro1">
          <table:table-cell office:value-type="string">
            <text:p>lyhytaikaiset saamiset</text:p>
          </table:table-cell>
          <table:table-cell table:formula="of:=[.B104]/[.D104]" office:value-type="percentage" office:value="1.09152291541414">
            <text:p>109,2%</text:p>
          </table:table-cell>
          <table:table-cell table:formula="of:=[.C104]/[.D104]" office:value-type="percentage" office:value="1.06782130139204">
            <text:p>106,8%</text:p>
          </table:table-cell>
          <table:table-cell office:value-type="float" office:value="43246">
            <text:p>43246</text:p>
          </table:table-cell>
          <table:table-cell table:number-columns-repeated="11"/>
        </table:table-row>
        <table:table-row table:style-name="ro1">
          <table:table-cell office:value-type="string">
            <text:p>rahat ja pankkisaamiset</text:p>
          </table:table-cell>
          <table:table-cell table:formula="of:=[.B105]/[.D105]" office:value-type="percentage" office:value="1.03090179765265">
            <text:p>103,1%</text:p>
          </table:table-cell>
          <table:table-cell table:formula="of:=[.C105]/[.D105]" office:value-type="percentage" office:value="0.639429505274105">
            <text:p>63,9%</text:p>
          </table:table-cell>
          <table:table-cell office:value-type="float" office:value="6731">
            <text:p>673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>
            <text:p>VASTAAVAA YHTEENSÄ</text:p>
          </table:table-cell>
          <table:table-cell table:style-name="ce11" table:formula="of:=[.B107]/[.D107]" office:value-type="percentage" office:value="1.05529141275475">
            <text:p>105,5%</text:p>
          </table:table-cell>
          <table:table-cell table:style-name="ce11" table:formula="of:=[.C107]/[.D107]" office:value-type="percentage" office:value="1.02691386606206">
            <text:p>102,7%</text:p>
          </table:table-cell>
          <table:table-cell table:style-name="ce4" office:value-type="float" office:value="313593">
            <text:p>313593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>
            <text:p>Vastattavaa</text:p>
          </table:table-cell>
          <table:table-cell table:number-columns-repeated="14"/>
        </table:table-row>
        <table:table-row table:style-name="ro1">
          <table:table-cell table:style-name="ce23" office:value-type="string">
            <text:p>OMA PÄÄOMA</text:p>
          </table:table-cell>
          <table:table-cell table:number-columns-repeated="14"/>
        </table:table-row>
        <table:table-row table:style-name="ro1">
          <table:table-cell office:value-type="string">
            <text:p>Osakepääoma</text:p>
          </table:table-cell>
          <table:table-cell table:formula="of:=[.B111]/[.D111]" office:value-type="percentage" office:value="1.01078704051718">
            <text:p>101,1%</text:p>
          </table:table-cell>
          <table:table-cell table:formula="of:=[.C111]/[.D111]" office:value-type="percentage" office:value="1">
            <text:p>100,0%</text:p>
          </table:table-cell>
          <table:table-cell office:value-type="float" office:value="26606">
            <text:p>26606</text:p>
          </table:table-cell>
          <table:table-cell table:number-columns-repeated="11"/>
        </table:table-row>
        <table:table-row table:style-name="ro1">
          <table:table-cell office:value-type="string">
            <text:p>ylikurssirahasto</text:p>
          </table:table-cell>
          <table:table-cell table:formula="of:=[.B112]/[.D112]" office:value-type="percentage" office:value="1">
            <text:p>100,0%</text:p>
          </table:table-cell>
          <table:table-cell table:formula="of:=[.C112]/[.D112]" office:value-type="percentage" office:value="1">
            <text:p>100,0%</text:p>
          </table:table-cell>
          <table:table-cell office:value-type="float" office:value="86951">
            <text:p>86951</text:p>
          </table:table-cell>
          <table:table-cell table:number-columns-repeated="11"/>
        </table:table-row>
        <table:table-row table:style-name="ro1">
          <table:table-cell office:value-type="string">
            <text:p>edelliste tilikausien voitto</text:p>
          </table:table-cell>
          <table:table-cell table:formula="of:=[.B113]/[.D113]" office:value-type="percentage" office:value="1.35563693434476">
            <text:p>135,6%</text:p>
          </table:table-cell>
          <table:table-cell table:formula="of:=[.C113]/[.D113]" office:value-type="percentage" office:value="1.20868427936176">
            <text:p>120,9%</text:p>
          </table:table-cell>
          <table:table-cell office:value-type="float" office:value="19115">
            <text:p>19115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Tilikauden voitto.</text:p>
          </table:table-cell>
          <table:table-cell table:style-name="ce11" table:formula="of:=[.B114]/[.D114]" office:value-type="percentage" office:value="2.18872180451128">
            <text:p>218,9%</text:p>
          </table:table-cell>
          <table:table-cell table:style-name="ce11" table:formula="of:=[.C114]/[.D114]" office:value-type="percentage" office:value="0.888095238095238">
            <text:p>88,8%</text:p>
          </table:table-cell>
          <table:table-cell table:style-name="ce4" office:value-type="float" office:value="7980">
            <text:p>7980</text:p>
          </table:table-cell>
          <table:table-cell table:number-columns-repeated="11"/>
        </table:table-row>
        <table:table-row table:style-name="ro1">
          <table:table-cell office:value-type="string">
            <text:p>Oma pääoma yhteensä</text:p>
          </table:table-cell>
          <table:table-cell table:formula="of:=[.B115]/[.D115]" office:value-type="percentage" office:value="1.11781560162671">
            <text:p>111,8%</text:p>
          </table:table-cell>
          <table:table-cell table:formula="of:=[.C115]/[.D115]" office:value-type="percentage" office:value="1.02201177373944">
            <text:p>102,2%</text:p>
          </table:table-cell>
          <table:table-cell office:value-type="float" office:value="140652">
            <text:p>14065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ILINPÄÄTÖSSIIRTOJEN KERTYMÄ</text:p>
          </table:table-cell>
          <table:table-cell table:number-columns-repeated="14"/>
        </table:table-row>
        <table:table-row table:style-name="ro1">
          <table:table-cell office:value-type="string">
            <text:p>poistoero</text:p>
          </table:table-cell>
          <table:table-cell table:formula="of:=[.B118]/[.D118]" office:value-type="percentage" office:value="1">
            <text:p>100,0%</text:p>
          </table:table-cell>
          <table:table-cell table:formula="of:=[.C118]/[.D118]" office:value-type="percentage" office:value="1">
            <text:p>100,0%</text:p>
          </table:table-cell>
          <table:table-cell office:value-type="float" office:value="35431">
            <text:p>3543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VIERAS PÄÄOMA</text:p>
          </table:table-cell>
          <table:table-cell table:number-columns-repeated="14"/>
        </table:table-row>
        <table:table-row table:style-name="ro1">
          <table:table-cell office:value-type="string">
            <text:p>pitkäaikainen</text:p>
          </table:table-cell>
          <table:table-cell table:formula="of:=[.B121]/[.D121]" office:value-type="percentage" office:value="0.907171998802829">
            <text:p>90,7%</text:p>
          </table:table-cell>
          <table:table-cell table:formula="of:=[.C121]/[.D121]" office:value-type="percentage" office:value="0.993179276341698">
            <text:p>99,3%</text:p>
          </table:table-cell>
          <table:table-cell office:value-type="float" office:value="63483">
            <text:p>63483</text:p>
          </table:table-cell>
          <table:table-cell table:number-columns-repeated="11"/>
        </table:table-row>
        <table:table-row table:style-name="ro1">
          <table:table-cell office:value-type="string">
            <text:p>lyhytaikainen</text:p>
          </table:table-cell>
          <table:table-cell table:formula="of:=[.B122]/[.D122]" office:value-type="percentage" office:value="1.08998068272387">
            <text:p>109,0%</text:p>
          </table:table-cell>
          <table:table-cell table:formula="of:=[.C122]/[.D122]" office:value-type="percentage" office:value="1.07803909384414">
            <text:p>107,8%</text:p>
          </table:table-cell>
          <table:table-cell office:value-type="float" office:value="74027">
            <text:p>7402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>
            <text:p>VASTATTAVAA YHTEENSÄ</text:p>
          </table:table-cell>
          <table:table-cell table:style-name="ce11" table:formula="of:=[.B124]/[.D124]" office:value-type="percentage" office:value="1.05529141275475">
            <text:p>105,5%</text:p>
          </table:table-cell>
          <table:table-cell table:style-name="ce11" table:formula="of:=[.C124]/[.D124]" office:value-type="percentage" office:value="1.02691386606206">
            <text:p>102,7%</text:p>
          </table:table-cell>
          <table:table-cell table:style-name="ce4" office:value-type="float" office:value="313593">
            <text:p>313593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2" office:value-type="string">
            <text:p>TASE</text:p>
          </table:table-cell>
          <table:table-cell table:style-name="ce24" office:value-type="string">
            <text:p>%</text:p>
          </table:table-cell>
          <table:table-cell table:style-name="ce24"/>
          <table:table-cell table:style-name="ce25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Vastaava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PYSYVÄT VASTAAVAT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office:value-type="string">
            <text:p>Aineettomat hyödykkeet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office:value-type="string">
            <text:p>aineettomat oikeudet </text:p>
          </table:table-cell>
          <table:table-cell table:formula="of:=[.B89]/[.$B$107]" office:value-type="percentage" office:value="0.00315170488196971">
            <text:p>0,3%</text:p>
          </table:table-cell>
          <table:table-cell table:formula="of:=[.C89]/[.$C$107]" office:value-type="percentage" office:value="0.00432253837339652">
            <text:p>0,4%</text:p>
          </table:table-cell>
          <table:table-cell table:style-name="ce8" table:formula="of:=[.D89]/[.$D$107]" office:value-type="percentage" office:value="0.00607794179079252">
            <text:p>0,6%</text:p>
          </table:table-cell>
          <table:table-cell table:number-columns-repeated="11"/>
        </table:table-row>
        <table:table-row table:style-name="ro1">
          <table:table-cell office:value-type="string">
            <text:p>liikearvo</text:p>
          </table:table-cell>
          <table:table-cell table:formula="of:=[.B90]/[.$B$107]" office:value-type="percentage" office:value="0">
            <text:p>0,0%</text:p>
          </table:table-cell>
          <table:table-cell table:formula="of:=[.C90]/[.$C$107]" office:value-type="percentage" office:value="0">
            <text:p>0,0%</text:p>
          </table:table-cell>
          <table:table-cell table:style-name="ce8" table:formula="of:=[.D90]/[.$D$107]" office:value-type="percentage" office:value="0">
            <text:p>0,0%</text:p>
          </table:table-cell>
          <table:table-cell table:number-columns-repeated="11"/>
        </table:table-row>
        <table:table-row table:style-name="ro1">
          <table:table-cell office:value-type="string">
            <text:p>muut pitkävaikutteiset menot</text:p>
          </table:table-cell>
          <table:table-cell table:formula="of:=[.B91]/[.$B$107]" office:value-type="percentage" office:value="0.0146857964778263">
            <text:p>1,5%</text:p>
          </table:table-cell>
          <table:table-cell table:formula="of:=[.C91]/[.$C$107]" office:value-type="percentage" office:value="0.0109616095244897">
            <text:p>1,1%</text:p>
          </table:table-cell>
          <table:table-cell table:style-name="ce8" table:formula="of:=[.D91]/[.$D$107]" office:value-type="percentage" office:value="0.00687515346324695">
            <text:p>0,7%</text:p>
          </table:table-cell>
          <table:table-cell table:number-columns-repeated="11"/>
        </table:table-row>
        <table:table-row table:style-name="ro1">
          <table:table-cell office:value-type="string">
            <text:p>aineettomat hyödykkeet yhteensä</text:p>
          </table:table-cell>
          <table:table-cell table:formula="of:=[.B92]/[.$B$107]" office:value-type="percentage" office:value="0.017837501359796">
            <text:p>1,8%</text:p>
          </table:table-cell>
          <table:table-cell table:formula="of:=[.C92]/[.$C$107]" office:value-type="percentage" office:value="0.0152841478978862">
            <text:p>1,5%</text:p>
          </table:table-cell>
          <table:table-cell table:style-name="ce8" table:formula="of:=[.D92]/[.$D$107]" office:value-type="percentage" office:value="0.0129530952540395">
            <text:p>1,3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aineelliset hyödykkeet</text:p>
          </table:table-cell>
          <table:table-cell table:formula="of:=[.B94]/[.$B$107]" office:value-type="percentage" office:value="0.558697859378966">
            <text:p>55,9%</text:p>
          </table:table-cell>
          <table:table-cell table:formula="of:=[.C94]/[.$C$107]" office:value-type="percentage" office:value="0.574025022280325">
            <text:p>57,4%</text:p>
          </table:table-cell>
          <table:table-cell table:style-name="ce8" table:formula="of:=[.D94]/[.$D$107]" office:value-type="percentage" office:value="0.546313214899567">
            <text:p>54,6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sijoitukset</text:p>
          </table:table-cell>
          <table:table-cell table:formula="of:=[.B96]/[.$B$107]" office:value-type="percentage" office:value="0">
            <text:p>0,0%</text:p>
          </table:table-cell>
          <table:table-cell table:formula="of:=[.C96]/[.$C$107]" office:value-type="percentage" office:value="0">
            <text:p>0,0%</text:p>
          </table:table-cell>
          <table:table-cell table:style-name="ce8" table:formula="of:=[.D96]/[.$D$107]" office:value-type="percentage" office:value="0">
            <text:p>0,0%</text:p>
          </table:table-cell>
          <table:table-cell table:number-columns-repeated="11"/>
        </table:table-row>
        <table:table-row table:style-name="ro1">
          <table:table-cell office:value-type="string">
            <text:p>osuudet saman konsernin yrityksesta</text:p>
          </table:table-cell>
          <table:table-cell table:formula="of:=[.B97]/[.$B$107]" office:value-type="percentage" office:value="0.184043851909154">
            <text:p>18,4%</text:p>
          </table:table-cell>
          <table:table-cell table:formula="of:=[.C97]/[.$C$107]" office:value-type="percentage" office:value="0.189176264544317">
            <text:p>18,9%</text:p>
          </table:table-cell>
          <table:table-cell table:style-name="ce8" table:formula="of:=[.D97]/[.$D$107]" office:value-type="percentage" office:value="0.187064124518086">
            <text:p>18,7%</text:p>
          </table:table-cell>
          <table:table-cell table:number-columns-repeated="11"/>
        </table:table-row>
        <table:table-row table:style-name="ro1">
          <table:table-cell office:value-type="string">
            <text:p>osuudet omistusyhteysyrityksessä</text:p>
          </table:table-cell>
          <table:table-cell table:formula="of:=[.B98]/[.$B$107]" office:value-type="percentage" office:value="0.00862412821969468">
            <text:p>0,9%</text:p>
          </table:table-cell>
          <table:table-cell table:formula="of:=[.C98]/[.$C$107]" office:value-type="percentage" office:value="0.00605528004893908">
            <text:p>0,6%</text:p>
          </table:table-cell>
          <table:table-cell table:style-name="ce8" table:formula="of:=[.D98]/[.$D$107]" office:value-type="percentage" office:value="0.00597270985002854">
            <text:p>0,6%</text:p>
          </table:table-cell>
          <table:table-cell table:number-columns-repeated="11"/>
        </table:table-row>
        <table:table-row table:style-name="ro1">
          <table:table-cell office:value-type="string">
            <text:p>muut osakkeet ja osuudet</text:p>
          </table:table-cell>
          <table:table-cell table:formula="of:=[.B99]/[.$B$107]" office:value-type="percentage" office:value="0.00297946405908162">
            <text:p>0,3%</text:p>
          </table:table-cell>
          <table:table-cell table:formula="of:=[.C99]/[.$C$107]" office:value-type="percentage" office:value="0.0030617980144892">
            <text:p>0,3%</text:p>
          </table:table-cell>
          <table:table-cell table:style-name="ce8" table:formula="of:=[.D99]/[.$D$107]" office:value-type="percentage" office:value="0.00314420283616025">
            <text:p>0,3%</text:p>
          </table:table-cell>
          <table:table-cell table:number-columns-repeated="11"/>
        </table:table-row>
        <table:table-row table:style-name="ro1">
          <table:table-cell office:value-type="string">
            <text:p>sijoitukset yhteensä</text:p>
          </table:table-cell>
          <table:table-cell table:formula="of:=[.B100]/[.$B$107]" office:value-type="percentage" office:value="0.19564744418793">
            <text:p>19,6%</text:p>
          </table:table-cell>
          <table:table-cell table:formula="of:=[.C100]/[.$C$107]" office:value-type="percentage" office:value="0.198293342607745">
            <text:p>19,8%</text:p>
          </table:table-cell>
          <table:table-cell table:style-name="ce8" table:formula="of:=[.D100]/[.$D$107]" office:value-type="percentage" office:value="0.196181037204274">
            <text:p>19,6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VAIHTUVAT VASTAAVAT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office:value-type="string">
            <text:p>Vaihto-omaisuus</text:p>
          </table:table-cell>
          <table:table-cell table:formula="of:=[.B103]/[.$B$107]" office:value-type="percentage" office:value="0.0642095657113848">
            <text:p>6,4%</text:p>
          </table:table-cell>
          <table:table-cell table:formula="of:=[.C103]/[.$C$107]" office:value-type="percentage" office:value="0.0556340499265603">
            <text:p>5,6%</text:p>
          </table:table-cell>
          <table:table-cell table:style-name="ce8" table:formula="of:=[.D103]/[.$D$107]" office:value-type="percentage" office:value="0.0834584955659087">
            <text:p>8,3%</text:p>
          </table:table-cell>
          <table:table-cell table:number-columns-repeated="11"/>
        </table:table-row>
        <table:table-row table:style-name="ro1">
          <table:table-cell office:value-type="string">
            <text:p>lyhytaikaiset saamiset</text:p>
          </table:table-cell>
          <table:table-cell table:formula="of:=[.B104]/[.$B$107]" office:value-type="percentage" office:value="0.142639575501916">
            <text:p>14,3%</text:p>
          </table:table-cell>
          <table:table-cell table:formula="of:=[.C104]/[.$C$107]" office:value-type="percentage" office:value="0.143398347374337">
            <text:p>14,3%</text:p>
          </table:table-cell>
          <table:table-cell table:style-name="ce8" table:formula="of:=[.D104]/[.$D$107]" office:value-type="percentage" office:value="0.137904863947856">
            <text:p>13,8%</text:p>
          </table:table-cell>
          <table:table-cell table:number-columns-repeated="11"/>
        </table:table-row>
        <table:table-row table:style-name="ro1">
          <table:table-cell office:value-type="string">
            <text:p>rahat ja pankkisaamiset</text:p>
          </table:table-cell>
          <table:table-cell table:formula="of:=[.B105]/[.$B$107]" office:value-type="percentage" office:value="0.0209680538600075">
            <text:p>2,1%</text:p>
          </table:table-cell>
          <table:table-cell table:formula="of:=[.C105]/[.$C$107]" office:value-type="percentage" office:value="0.0133650899131455">
            <text:p>1,3%</text:p>
          </table:table-cell>
          <table:table-cell table:style-name="ce8" table:formula="of:=[.D105]/[.$D$107]" office:value-type="percentage" office:value="0.0214641270691629">
            <text:p>2,1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VASTAAVAA YHTEENSÄ</text:p>
          </table:table-cell>
          <table:table-cell table:number-columns-repeated="3" table:style-name="ce11" office:value-type="percentage" office:value="1">
            <text:p>100,0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table:style-name="ce2" office:value-type="string">
            <text:p>Vastattavaa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table:style-name="ce23" office:value-type="string">
            <text:p>OMA PÄÄOMA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office:value-type="string">
            <text:p>Osakepääoma</text:p>
          </table:table-cell>
          <table:table-cell table:formula="of:=[.B111]/[.$B$124]" office:value-type="percentage" office:value="0.0812644289461279">
            <text:p>8,1%</text:p>
          </table:table-cell>
          <table:table-cell table:formula="of:=[.C111]/[.$C$124]" office:value-type="percentage" office:value="0.0826188620420889">
            <text:p>8,3%</text:p>
          </table:table-cell>
          <table:table-cell table:style-name="ce8" table:formula="of:=[.D111]/[.$D$124]" office:value-type="percentage" office:value="0.0848424550292896">
            <text:p>8,5%</text:p>
          </table:table-cell>
          <table:table-cell table:number-columns-repeated="11"/>
        </table:table-row>
        <table:table-row table:style-name="ro1">
          <table:table-cell office:value-type="string">
            <text:p>ylikurssirahasto</text:p>
          </table:table-cell>
          <table:table-cell table:formula="of:=[.B112]/[.$B$124]" office:value-type="percentage" office:value="0.262745820893718">
            <text:p>26,3%</text:p>
          </table:table-cell>
          <table:table-cell table:formula="of:=[.C112]/[.$C$124]" office:value-type="percentage" office:value="0.270006490018104">
            <text:p>27,0%</text:p>
          </table:table-cell>
          <table:table-cell table:style-name="ce8" table:formula="of:=[.D112]/[.$D$124]" office:value-type="percentage" office:value="0.277273408526338">
            <text:p>27,7%</text:p>
          </table:table-cell>
          <table:table-cell table:number-columns-repeated="11"/>
        </table:table-row>
        <table:table-row table:style-name="ro1">
          <table:table-cell office:value-type="string">
            <text:p>edelliste tilikausien voitto</text:p>
          </table:table-cell>
          <table:table-cell table:formula="of:=[.B113]/[.$B$124]" office:value-type="percentage" office:value="0.0783030954999819">
            <text:p>7,8%</text:p>
          </table:table-cell>
          <table:table-cell table:formula="of:=[.C113]/[.$C$124]" office:value-type="percentage" office:value="0.0717442001285583">
            <text:p>7,2%</text:p>
          </table:table-cell>
          <table:table-cell table:style-name="ce8" table:formula="of:=[.D113]/[.$D$124]" office:value-type="percentage" office:value="0.0609548044758652">
            <text:p>6,1%</text:p>
          </table:table-cell>
          <table:table-cell table:number-columns-repeated="11"/>
        </table:table-row>
        <table:table-row table:style-name="ro1">
          <table:table-cell office:value-type="string">
            <text:p>Tilikauden voitto.</text:p>
          </table:table-cell>
          <table:table-cell table:formula="of:=[.B114]/[.$B$124]" office:value-type="percentage" office:value="0.0527782142554966">
            <text:p>5,3%</text:p>
          </table:table-cell>
          <table:table-cell table:formula="of:=[.C114]/[.$C$124]" office:value-type="percentage" office:value="0.0220070613881186">
            <text:p>2,2%</text:p>
          </table:table-cell>
          <table:table-cell table:style-name="ce8" table:formula="of:=[.D114]/[.$D$124]" office:value-type="percentage" office:value="0.0254469965847452">
            <text:p>2,5%</text:p>
          </table:table-cell>
          <table:table-cell table:number-columns-repeated="11"/>
        </table:table-row>
        <table:table-row table:style-name="ro1">
          <table:table-cell office:value-type="string">
            <text:p>Oma pääoma yhteensä</text:p>
          </table:table-cell>
          <table:table-cell table:formula="of:=[.B115]/[.$B$124]" office:value-type="percentage" office:value="0.475091559595325">
            <text:p>47,5%</text:p>
          </table:table-cell>
          <table:table-cell table:formula="of:=[.C115]/[.$C$124]" office:value-type="percentage" office:value="0.446376613576869">
            <text:p>44,6%</text:p>
          </table:table-cell>
          <table:table-cell table:style-name="ce8" table:formula="of:=[.D115]/[.$D$124]" office:value-type="percentage" office:value="0.448517664616238">
            <text:p>44,9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TILINPÄÄTÖSSIIRTOJEN KERTYMÄ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office:value-type="string">
            <text:p>poistoero</text:p>
          </table:table-cell>
          <table:table-cell table:formula="of:=[.B118]/[.$B$124]" office:value-type="percentage" office:value="0.10706429115347">
            <text:p>10,7%</text:p>
          </table:table-cell>
          <table:table-cell table:formula="of:=[.C118]/[.$C$124]" office:value-type="percentage" office:value="0.110022885853313">
            <text:p>11,0%</text:p>
          </table:table-cell>
          <table:table-cell table:style-name="ce8" table:formula="of:=[.D118]/[.$D$124]" office:value-type="percentage" office:value="0.112984027066931">
            <text:p>11,3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VIERAS PÄÄOMA</text:p>
          </table:table-cell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office:value-type="string">
            <text:p>pitkäaikainen</text:p>
          </table:table-cell>
          <table:table-cell table:formula="of:=[.B121]/[.$B$124]" office:value-type="percentage" office:value="0.174023666493419">
            <text:p>17,4%</text:p>
          </table:table-cell>
          <table:table-cell table:formula="of:=[.C121]/[.$C$124]" office:value-type="percentage" office:value="0.19578738824903">
            <text:p>19,6%</text:p>
          </table:table-cell>
          <table:table-cell table:style-name="ce8" table:formula="of:=[.D121]/[.$D$124]" office:value-type="percentage" office:value="0.202437554409697">
            <text:p>20,2%</text:p>
          </table:table-cell>
          <table:table-cell table:number-columns-repeated="11"/>
        </table:table-row>
        <table:table-row table:style-name="ro1">
          <table:table-cell office:value-type="string">
            <text:p>lyhytaikainen</text:p>
          </table:table-cell>
          <table:table-cell table:formula="of:=[.B122]/[.$B$124]" office:value-type="percentage" office:value="0.243820482757787">
            <text:p>24,4%</text:p>
          </table:table-cell>
          <table:table-cell table:formula="of:=[.C122]/[.$C$124]" office:value-type="percentage" office:value="0.247813112320787">
            <text:p>24,8%</text:p>
          </table:table-cell>
          <table:table-cell table:style-name="ce8" table:formula="of:=[.D122]/[.$D$124]" office:value-type="percentage" office:value="0.236060753907134">
            <text:p>23,6%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8"/>
          <table:table-cell table:number-columns-repeated="11"/>
        </table:table-row>
        <table:table-row table:style-name="ro1">
          <table:table-cell office:value-type="string">
            <text:p>VASTATTAVAA YHTEENSÄ</text:p>
          </table:table-cell>
          <table:table-cell table:number-columns-repeated="3" table:style-name="ce11" office:value-type="percentage" office:value="1">
            <text:p>100,0%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2"/>
          <table:table-cell table:style-name="ce24" table:number-columns-repeated="2"/>
          <table:table-cell table:style-name="ce25"/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>
            <text:p>MELLILÄN MARMORI OY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Default" office:value-type="float" office:value="2002">
            <text:p>2002</text:p>
          </table:table-cell>
          <table:table-cell table:style-name="Default" office:value-type="float" office:value="2001">
            <text:p>2001</text:p>
          </table:table-cell>
          <table:table-cell table:number-columns-repeated="12"/>
        </table:table-row>
        <table:table-row table:style-name="ro1">
          <table:table-cell office:value-type="string">
            <text:p>LIIKEVOITTO%</text:p>
          </table:table-cell>
          <table:table-cell table:formula="of:=17000/160000" office:value-type="percentage" office:value="0.10625">
            <text:p>10,6%</text:p>
          </table:table-cell>
          <table:table-cell table:formula="of:=12000/125000" office:value-type="percentage" office:value="0.096">
            <text:p>9,6%</text:p>
          </table:table-cell>
          <table:table-cell table:number-columns-repeated="12"/>
        </table:table-row>
        <table:table-row table:style-name="ro1">
          <table:table-cell office:value-type="string">
            <text:p>KOKO PÄÄOMAN TUOTTO%</text:p>
          </table:table-cell>
          <table:table-cell table:formula="of:=17000/150000" office:value-type="percentage" office:value="0.113333333333333">
            <text:p>11,3%</text:p>
          </table:table-cell>
          <table:table-cell table:formula="of:=12000/112500" office:value-type="percentage" office:value="0.106666666666667">
            <text:p>10,7%</text:p>
          </table:table-cell>
          <table:table-cell table:number-columns-repeated="12"/>
        </table:table-row>
        <table:table-row table:style-name="ro1">
          <table:table-cell office:value-type="string">
            <text:p>OMAN PÄÄOMAN TUOTTO%</text:p>
          </table:table-cell>
          <table:table-cell table:formula="of:=7739/58050" office:value-type="percentage" office:value="0.133316106804479">
            <text:p>13,3%</text:p>
          </table:table-cell>
          <table:table-cell table:formula="of:=6390/56250" office:value-type="percentage" office:value="0.1136">
            <text:p>11,4%</text:p>
          </table:table-cell>
          <table:table-cell table:number-columns-repeated="12"/>
        </table:table-row>
        <table:table-row table:style-name="ro1">
          <table:table-cell office:value-type="string">
            <text:p>GEARING</text:p>
          </table:table-cell>
          <table:table-cell table:style-name="ce13" table:formula="of:=(22950+47000-500)/58050" office:value-type="percentage" office:value="1.19638242894057">
            <text:p>119,64%</text:p>
          </table:table-cell>
          <table:table-cell table:style-name="ce13" table:formula="of:=(28750+17000-9000)/56250" office:value-type="percentage" office:value="0.653333333333333">
            <text:p>65,33%</text:p>
          </table:table-cell>
          <table:table-cell table:style-name="ce4"/>
          <table:table-cell table:number-columns-repeated="11"/>
        </table:table-row>
        <table:table-row table:style-name="ro1">
          <table:table-cell office:value-type="string">
            <text:p>OMAVARAISUUSASTE</text:p>
          </table:table-cell>
          <table:table-cell table:formula="of:=58050/(150000)" office:value-type="percentage" office:value="0.387">
            <text:p>38,7%</text:p>
          </table:table-cell>
          <table:table-cell table:formula="of:=56250/(112500)" office:value-type="percentage" office:value="0.5">
            <text:p>50,0%</text:p>
          </table:table-cell>
          <table:table-cell table:number-columns-repeated="12"/>
        </table:table-row>
        <table:table-row table:style-name="ro1">
          <table:table-cell office:value-type="string">
            <text:p>QUICK RATION</text:p>
          </table:table-cell>
          <table:table-cell table:style-name="ce26" table:formula="of:=(16000+500)/(47000+22000)" office:value-type="float" office:value="0.239130434782609">
            <text:p>0,24</text:p>
          </table:table-cell>
          <table:table-cell table:style-name="ce26" table:formula="of:=(12500+9000)/(17000+10500)" office:value-type="float" office:value="0.781818181818182">
            <text:p>0,78</text:p>
          </table:table-cell>
          <table:table-cell table:number-columns-repeated="12"/>
        </table:table-row>
        <table:table-row table:style-name="ro1">
          <table:table-cell office:value-type="string">
            <text:p>CURRENT RATION</text:p>
          </table:table-cell>
          <table:table-cell table:style-name="ce26" table:formula="of:=62000/(47000+22000)" office:value-type="float" office:value="0.898550724637681">
            <text:p>0,90</text:p>
          </table:table-cell>
          <table:table-cell table:style-name="ce26" table:formula="of:=50500/(17000+10500)" office:value-type="float" office:value="1.83636363636364">
            <text:p>1,84</text:p>
          </table:table-cell>
          <table:table-cell table:number-columns-repeated="1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number-columns-repeated="11"/>
        </table:table-row>
      </table:table>
      <table:table table:name="tehtävät3" table:style-name="ta1" table:print="false">
        <table:table-column table:style-name="co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10" table:default-cell-style-name="Default"/>
        <table:table-row table:style-name="ro1">
          <table:table-cell table:style-name="ce10"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A)</text:p>
          </table:table-cell>
          <table:table-cell office:value-type="string">
            <text:p>Suoriteperusteinen</text:p>
          </table:table-cell>
          <table:table-cell table:number-columns-repeated="2"/>
          <table:table-cell office:value-type="string">
            <text:p>kassaperusteinen</text:p>
          </table:table-cell>
          <table:table-cell table:number-columns-repeated="14"/>
        </table:table-row>
        <table:table-row table:style-name="ro1">
          <table:table-cell office:value-type="string">
            <text:p>Liikevaihto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2001">
            <text:p>2001</text:p>
          </table:table-cell>
          <table:table-cell/>
          <table:table-cell office:value-type="float" office:value="18857">
            <text:p>18857</text:p>
          </table:table-cell>
          <table:table-cell table:number-columns-repeated="14"/>
        </table:table-row>
        <table:table-row table:style-name="ro1">
          <table:table-cell/>
          <table:table-cell table:style-name="ce6" office:value-type="currency" office:currency="EUR" office:value="18857">
            <text:p>18 857,00 €</text:p>
          </table:table-cell>
          <table:table-cell table:style-name="ce6" office:value-type="currency" office:currency="EUR" office:value="17051">
            <text:p>17 051,00 €</text:p>
          </table:table-cell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002">
            <text:p>2002</text:p>
          </table:table-cell>
          <table:table-cell office:value-type="float" office:value="-11">
            <text:p>-1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[.E5]+[.E6]+[.E7]" office:value-type="float" office:value="18848">
            <text:p>1884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B)</text:p>
          </table:table-cell>
          <table:table-cell table:number-columns-repeated="18"/>
        </table:table-row>
        <table:table-row table:style-name="ro1">
          <table:table-cell office:value-type="string">
            <text:p>Ostot tilikauden aikana</text:p>
          </table:table-cell>
          <table:table-cell/>
          <table:table-cell office:value-type="float" office:value="9320">
            <text:p>9320</text:p>
          </table:table-cell>
          <table:table-cell table:number-columns-repeated="16"/>
        </table:table-row>
        <table:table-row table:style-name="ro1">
          <table:table-cell office:value-type="string">
            <text:p>ostovelkojen muutos</text:p>
          </table:table-cell>
          <table:table-cell/>
          <table:table-cell table:formula="of:=1754-2710" office:value-type="float" office:value="-956">
            <text:p>-95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12]-[.C13]" office:value-type="float" office:value="10276">
            <text:p>1027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Käyttöomaisuus 2002</text:p>
          </table:table-cell>
          <table:table-cell/>
          <table:table-cell office:value-type="float" office:value="8062">
            <text:p>8062</text:p>
          </table:table-cell>
          <table:table-cell table:number-columns-repeated="16"/>
        </table:table-row>
        <table:table-row table:style-name="ro1">
          <table:table-cell office:value-type="string">
            <text:p>Käyttöomaisuus 2001</text:p>
          </table:table-cell>
          <table:table-cell/>
          <table:table-cell office:value-type="float" office:value="8059">
            <text:p>8059</text:p>
          </table:table-cell>
          <table:table-cell table:number-columns-repeated="16"/>
        </table:table-row>
        <table:table-row table:style-name="ro1">
          <table:table-cell office:value-type="string">
            <text:p>poistot</text:p>
          </table:table-cell>
          <table:table-cell/>
          <table:table-cell office:value-type="float" office:value="888">
            <text:p>888</text:p>
          </table:table-cell>
          <table:table-cell table:number-columns-repeated="16"/>
        </table:table-row>
        <table:table-row table:style-name="ro1">
          <table:table-cell office:value-type="string">
            <text:p>investoinnit</text:p>
          </table:table-cell>
          <table:table-cell/>
          <table:table-cell table:formula="of:=[.C18]-[.C19]+[.C20]" office:value-type="float" office:value="891">
            <text:p>891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style-name="ce4" office:value-type="string">
            <text:p>Rahoitusjäämä</text:p>
          </table:table-cell>
          <table:table-cell table:style-name="ce4" table:number-columns-repeated="2"/>
          <table:table-cell office:value-type="string">
            <text:p>*100%</text:p>
          </table:table-cell>
          <table:table-cell table:style-name="ce16" office:value-type="string">
            <text:p>=</text:p>
          </table:table-cell>
          <table:table-cell table:style-name="ce12" table:formula="of:=([.C52]/[.C33])" office:value-type="percentage" office:value="0.0634037819799778">
            <text:p>6,34%</text:p>
          </table:table-cell>
          <table:table-cell table:number-columns-repeated="2"/>
        </table:table-row>
        <table:table-row table:style-name="ro1">
          <table:table-cell table:style-name="ce10" office:value-type="float" office:value="2">
            <text:p>2</text:p>
          </table:table-cell>
          <table:table-cell table:number-columns-repeated="7"/>
          <table:table-cell office:value-type="string">
            <text:p>rahoitusjäämä-%</text:p>
          </table:table-cell>
          <table:table-cell/>
          <table:table-cell table:style-name="ce16" office:value-type="string">
            <text:p>=</text:p>
          </table:table-cell>
          <table:table-cell office:value-type="string">
            <text:p>myynnin kassaanmaksut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A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iikevaihto</text:p>
          </table:table-cell>
          <table:table-cell/>
          <table:table-cell office:value-type="float" office:value="5392">
            <text:p>5392</text:p>
          </table:table-cell>
          <table:table-cell table:number-columns-repeated="16"/>
        </table:table-row>
        <table:table-row table:style-name="ro1">
          <table:table-cell office:value-type="string">
            <text:p>myyntisaamisten lis/väh</text:p>
          </table:table-cell>
          <table:table-cell/>
          <table:table-cell table:formula="of:=-(64-66)"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string">
            <text:p>osatuloutuksen saamisten lis/väh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Vieraan pääoman takaisinmaksuaika</text:p>
          </table:table-cell>
          <table:table-cell/>
          <table:table-cell table:style-name="ce16" office:value-type="string">
            <text:p>=</text:p>
          </table:table-cell>
          <table:table-cell table:style-name="ce4" office:value-type="string">
            <text:p>Sijoitettu vieras pääoma</text:p>
          </table:table-cell>
          <table:table-cell table:style-name="ce4"/>
          <table:table-cell/>
          <table:table-cell table:style-name="ce16" office:value-type="string">
            <text:p>=</text:p>
          </table:table-cell>
          <table:table-cell table:style-name="ce26" table:formula="of:=217/[.C52]" office:value-type="float" office:value="0.634502923976608">
            <text:p>0,63</text:p>
          </table:table-cell>
          <table:table-cell office:value-type="string">
            <text:p>vuotta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aatujen ennakoiden lis/väh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number-columns-repeated="8"/>
          <table:table-cell office:value-type="string">
            <text:p>Rahoitusjäämä</text:p>
          </table:table-cell>
          <table:table-cell table:number-columns-repeated="7"/>
        </table:table-row>
        <table:table-row table:style-name="ro1">
          <table:table-cell table:style-name="ce2" office:value-type="string">
            <text:p>Myynnin kassaanmaksut</text:p>
          </table:table-cell>
          <table:table-cell/>
          <table:table-cell table:formula="of:=[.C29]+[.C30]+[.C31]+[.C32]" office:value-type="float" office:value="5394">
            <text:p>539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Liiketoiminnan muut tuotot</text:p>
          </table:table-cell>
          <table:table-cell/>
          <table:table-cell office:value-type="float" office:value="60">
            <text:p>60</text:p>
          </table:table-cell>
          <table:table-cell table:number-columns-repeated="16"/>
        </table:table-row>
        <table:table-row table:style-name="ro1">
          <table:table-cell office:value-type="string">
            <text:p>Ostot tilikauden aikana</text:p>
          </table:table-cell>
          <table:table-cell/>
          <table:table-cell office:value-type="float" office:value="-1249">
            <text:p>-1249</text:p>
          </table:table-cell>
          <table:table-cell table:number-columns-repeated="16"/>
        </table:table-row>
        <table:table-row table:style-name="ro1">
          <table:table-cell office:value-type="string">
            <text:p>Ostovelkojen lis/väh</text:p>
          </table:table-cell>
          <table:table-cell/>
          <table:table-cell table:formula="of:=71-41" office:value-type="float" office:value="30">
            <text:p>30</text:p>
          </table:table-cell>
          <table:table-cell table:number-columns-repeated="5"/>
          <table:table-cell office:value-type="string">
            <text:p>Lainojen hoitokate</text:p>
          </table:table-cell>
          <table:table-cell table:style-name="ce16" office:value-type="string">
            <text:p>=</text:p>
          </table:table-cell>
          <table:table-cell table:style-name="ce4" office:value-type="string">
            <text:p>Rahoitusjäämä + rahoituskulut</text:p>
          </table:table-cell>
          <table:table-cell table:style-name="ce4"/>
          <table:table-cell table:style-name="ce29" table:number-columns-repeated="2"/>
          <table:table-cell table:style-name="ce16" office:value-type="string">
            <text:p>=</text:p>
          </table:table-cell>
          <table:table-cell table:style-name="ce26" table:formula="of:=([.C52]+10)/(10+44)" office:value-type="float" office:value="6.51851851851852">
            <text:p>6,52</text:p>
          </table:table-cell>
          <table:table-cell table:number-columns-repeated="3"/>
        </table:table-row>
        <table:table-row table:style-name="ro1">
          <table:table-cell office:value-type="string">
            <text:p>Vaihto-omaisuus ennakk. Lis/väh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Rahoituskulut + pitk.lain.lyh</text:p>
          </table:table-cell>
          <table:table-cell table:number-columns-repeated="8"/>
        </table:table-row>
        <table:table-row table:style-name="ro1">
          <table:table-cell office:value-type="string">
            <text:p>liiketoiminnan kulut</text:p>
          </table:table-cell>
          <table:table-cell/>
          <table:table-cell table:formula="of:=-(2214+811)" office:value-type="float" office:value="-3025">
            <text:p>-3025</text:p>
          </table:table-cell>
          <table:table-cell table:number-columns-repeated="16"/>
        </table:table-row>
        <table:table-row table:style-name="ro1">
          <table:table-cell office:value-type="string">
            <text:p>Siirtovelkojen lis/väh</text:p>
          </table:table-cell>
          <table:table-cell/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Siirtosaamisten lis/väh</text:p>
          </table:table-cell>
          <table:table-cell/>
          <table:table-cell table:formula="of:=-(247-111)" office:value-type="float" office:value="-136">
            <text:p>-136</text:p>
          </table:table-cell>
          <table:table-cell table:number-columns-repeated="16"/>
        </table:table-row>
        <table:table-row table:style-name="ro1">
          <table:table-cell office:value-type="string">
            <text:p>muiden lyhytaik.korottomien velk.lis/väh</text:p>
          </table:table-cell>
          <table:table-cell/>
          <table:table-cell table:formula="of:=-(327-44)" office:value-type="float" office:value="-283">
            <text:p>-283</text:p>
          </table:table-cell>
          <table:table-cell table:number-columns-repeated="16"/>
        </table:table-row>
        <table:table-row table:style-name="ro1">
          <table:table-cell office:value-type="string">
            <text:p>pakollisten varausten lis/väh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Rahoituskulujen hoitokate</text:p>
          </table:table-cell>
          <table:table-cell/>
          <table:table-cell table:style-name="ce16" office:value-type="string">
            <text:p>=</text:p>
          </table:table-cell>
          <table:table-cell table:style-name="ce4" office:value-type="string">
            <text:p>Rahoitusjäämä + rahoituskulut</text:p>
          </table:table-cell>
          <table:table-cell table:style-name="ce4" table:number-columns-repeated="4"/>
          <table:table-cell/>
          <table:table-cell table:style-name="ce16" office:value-type="string">
            <text:p>=</text:p>
          </table:table-cell>
          <table:table-cell table:formula="of:=([.C52]+10)/10" office:value-type="float" office:value="35.2">
            <text:p>35,2</text:p>
          </table:table-cell>
        </table:table-row>
        <table:table-row table:style-name="ro1">
          <table:table-cell table:style-name="ce4" office:value-type="string">
            <text:p>valmistus omaan käyttöön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number-columns-repeated="8"/>
          <table:table-cell office:value-type="string">
            <text:p>rahoituskulut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oimintajäämä</text:p>
          </table:table-cell>
          <table:table-cell/>
          <table:table-cell table:formula="of:=SUM( [.C33:.C44])" office:value-type="float" office:value="791">
            <text:p>79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hoitustuotot</text:p>
          </table:table-cell>
          <table:table-cell/>
          <table:table-cell table:formula="of:=261-217+4" office:value-type="float" office:value="48">
            <text:p>48</text:p>
          </table:table-cell>
          <table:table-cell table:number-columns-repeated="5"/>
          <table:table-cell office:value-type="string">
            <text:p>Investointien tulorahoitus%</text:p>
          </table:table-cell>
          <table:table-cell office:value-type="string">
            <text:p>=</text:p>
          </table:table-cell>
          <table:table-cell table:style-name="ce4" office:value-type="string">
            <text:p>Rahoitusjäämä</text:p>
          </table:table-cell>
          <table:table-cell table:style-name="ce4" table:number-columns-repeated="3"/>
          <table:table-cell office:value-type="string">
            <text:p>*100%</text:p>
          </table:table-cell>
          <table:table-cell table:style-name="ce16" office:value-type="string">
            <text:p>=</text:p>
          </table:table-cell>
          <table:table-cell table:style-name="ce12" table:formula="of:=[.C52]/(13-1)" office:value-type="percentage" office:value="28.5">
            <text:p>2850,00%</text:p>
          </table:table-cell>
          <table:table-cell/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Rahoituskulut</text:p>
          </table:table-cell>
          <table:table-cell/>
          <table:table-cell office:value-type="float" office:value="-10">
            <text:p>-10</text:p>
          </table:table-cell>
          <table:table-cell table:number-columns-repeated="7"/>
          <table:table-cell office:value-type="string">
            <text:p>Investnointimenot + Invest.muihin sij.ja saamisiin (netto)</text:p>
          </table:table-cell>
          <table:table-cell table:number-columns-repeated="8"/>
        </table:table-row>
        <table:table-row table:style-name="ro1">
          <table:table-cell office:value-type="string">
            <text:p>Verot</text:p>
          </table:table-cell>
          <table:table-cell/>
          <table:table-cell office:value-type="float" office:value="-304">
            <text:p>-304</text:p>
          </table:table-cell>
          <table:table-cell table:number-columns-repeated="16"/>
        </table:table-row>
        <table:table-row table:style-name="ro1">
          <table:table-cell office:value-type="string">
            <text:p>Osingon/yksityiskäyttö</text:p>
          </table:table-cell>
          <table:table-cell/>
          <table:table-cell office:value-type="float" office:value="-145">
            <text:p>-145</text:p>
          </table:table-cell>
          <table:table-cell office:value-type="string">
            <text:p>??</text:p>
          </table:table-cell>
          <table:table-cell table:number-columns-repeated="15"/>
        </table:table-row>
        <table:table-row table:style-name="ro1">
          <table:table-cell table:style-name="ce4" office:value-type="string">
            <text:p>Satunnaiset tuotot/kulut</text:p>
          </table:table-cell>
          <table:table-cell table:style-name="ce4"/>
          <table:table-cell table:style-name="ce4" office:value-type="float" office:value="-38">
            <text:p>-38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Rahoitusjäämä</text:p>
          </table:table-cell>
          <table:table-cell/>
          <table:table-cell table:formula="of:=[.C45]+[.C47]+[.C48]+[.C49]+[.C50]+[.C51]" office:value-type="float" office:value="342">
            <text:p>342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float" office:value="195">
            <text:p>195</text:p>
          </table:table-cell>
          <table:table-cell table:number-columns-repeated="13"/>
        </table:table-row>
        <table:table-row table:style-name="ro1">
          <table:table-cell office:value-type="string">
            <text:p>Investoinnin/netto</text:p>
          </table:table-cell>
          <table:table-cell/>
          <table:table-cell office:value-type="float" office:value="-13">
            <text:p>-13</text:p>
          </table:table-cell>
          <table:table-cell/>
          <table:table-cell office:value-type="string">
            <text:p>Poistot + uudet inv.</text:p>
          </table:table-cell>
          <table:table-cell office:value-type="float" office:value="65">
            <text:p>65</text:p>
          </table:table-cell>
          <table:table-cell table:number-columns-repeated="13"/>
        </table:table-row>
        <table:table-row table:style-name="ro1">
          <table:table-cell office:value-type="string">
            <text:p>Sijoitusten/pitkäaikaisten saamisten lis/väh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7">
            <text:p>247</text:p>
          </table:table-cell>
          <table:table-cell table:number-columns-repeated="13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formula="of:=[.F53]+[.F54]-[.F55]" office:value-type="float" office:value="13">
            <text:p>13</text:p>
          </table:table-cell>
          <table:table-cell table:number-columns-repeated="13"/>
        </table:table-row>
        <table:table-row table:style-name="ro1">
          <table:table-cell table:style-name="ce28" office:value-type="string">
            <text:p>Investointijäämä</text:p>
          </table:table-cell>
          <table:table-cell/>
          <table:table-cell table:formula="of:=[.C52]+[.C54]+[.C55]" office:value-type="float" office:value="330">
            <text:p>33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Pitkäaikaisen vieraanpääoman lis/väh</text:p>
          </table:table-cell>
          <table:table-cell/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lyhytaikaisen korollisen vieraan pääoman lis/väh</text:p>
          </table:table-cell>
          <table:table-cell/>
          <table:table-cell table:formula="of:=217-261" office:value-type="float" office:value="-44">
            <text:p>-44</text:p>
          </table:table-cell>
          <table:table-cell table:number-columns-repeated="16"/>
        </table:table-row>
        <table:table-row table:style-name="ro1">
          <table:table-cell office:value-type="string">
            <text:p>oman pääoma muutos (pois luk osingot)</text:p>
          </table:table-cell>
          <table:table-cell/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muiden lyhytaikaisten saamisten lis/väh</text:p>
          </table:table-cell>
          <table:table-cell/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table:style-name="ce4" office:value-type="string">
            <text:p>likvidien varojen lis/väh</text:p>
          </table:table-cell>
          <table:table-cell table:style-name="ce4"/>
          <table:table-cell table:style-name="ce4" table:formula="of:=-(303-23)" office:value-type="float" office:value="-280">
            <text:p>-280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[.C57]+[.C59]+[.C60]+[.C61]+[.C62]+[.C63]" office:value-type="float" office:value="6">
            <text:p>6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/>
    </number:number-style>
    <number:currency-style style:name="N120P0" style:volatile="true">
      <number:number number:decimal-places="1" number:min-integer-digits="1" number:grouping="true"/>
      <number:text> </number:text>
      <number:currency-symbol number:language="fi" number:country="FI">€</number:currency-symbol>
    </number:currency-style>
    <number:currency-style style:name="N120">
      <style:text-properties fo:color="#ff0000"/>
      <number:text>-</number:text>
      <number:number number:decimal-places="1" number:min-integer-digits="1" number:grouping="true"/>
      <number:text> </number:text>
      <number:currency-symbol number:language="fi" number:country="FI">€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21.03.2014</text:date>, <text:time>22:11:3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ne </meta:initial-creator>
    <meta:creation-date>2014-03-09T16:03:40.20</meta:creation-date>
    <dc:date>2014-03-21T22:11:31.21</dc:date>
    <dc:creator>Janne </dc:creator>
    <meta:editing-duration>PT16H31M27S</meta:editing-duration>
    <meta:editing-cycles>14</meta:editing-cycles>
    <meta:generator>OpenOffice/4.0.1$Win32 OpenOffice.org_project/401m5$Build-9714</meta:generator>
    <meta:document-statistic meta:table-count="3" meta:cell-count="1094" meta:object-count="0"/>
  </office:meta>
</office:document-meta>
</file>